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orizontal_20_Line">
      <style:paragraph-properties fo:line-height="115%"/>
      <style:text-properties style:font-name="Liberation Serif" fo:font-size="12pt" style:font-size-asian="12pt" style:font-size-complex="12pt"/>
    </style:style>
    <style:style style:name="P2" style:family="paragraph" style:parent-style-name="Horizontal_20_Line">
      <style:paragraph-properties fo:line-height="115%"/>
      <style:text-properties style:font-name="Liberation Serif" fo:font-size="12pt" officeooo:paragraph-rsid="001160b2" style:font-size-asian="12pt" style:font-size-complex="12pt"/>
    </style:style>
    <style:style style:name="P3" style:family="paragraph" style:parent-style-name="Horizontal_20_Line">
      <style:paragraph-properties fo:line-height="115%"/>
      <style:text-properties style:font-name="Liberation Serif" fo:font-size="12pt" fo:font-weight="bold" officeooo:rsid="000d7d7a" officeooo:paragraph-rsid="000d7d7a" style:font-size-asian="12pt" style:font-weight-asian="bold" style:font-size-complex="12pt" style:font-weight-complex="bold"/>
    </style:style>
    <style:style style:name="P4" style:family="paragraph" style:parent-style-name="Quotations">
      <loext:graphic-properties draw:fill="solid" draw:fill-color="#f0f2f5" draw:opacity="100%"/>
      <style:paragraph-properties fo:margin-left="0cm" fo:margin-right="1cm" fo:margin-top="0cm" fo:margin-bottom="0cm" style:contextual-spacing="false" fo:line-height="115%" fo:orphans="2" fo:widows="2" fo:text-indent="0cm" style:auto-text-indent="false" fo:background-color="#f0f2f5" fo:padding="0cm" fo:border="none"/>
      <style:text-properties style:font-name="Liberation Serif" fo:font-size="12pt" style:font-size-asian="12pt" style:font-size-complex="12pt"/>
    </style:style>
    <style:style style:name="P5" style:family="paragraph" style:parent-style-name="Quotations">
      <loext:graphic-properties draw:fill="solid" draw:fill-color="#f0f2f5" draw:opacity="100%"/>
      <style:paragraph-properties fo:margin-left="0cm" fo:margin-right="0cm" fo:margin-top="0.201cm" fo:margin-bottom="0.201cm" style:contextual-spacing="false" fo:line-height="115%" fo:orphans="2" fo:widows="2" fo:text-indent="0cm" style:auto-text-indent="false" fo:background-color="#f0f2f5" fo:padding="0cm" fo:border="none"/>
      <style:text-properties style:font-name="Liberation Serif" fo:font-size="12pt" style:font-size-asian="12pt" style:font-size-complex="12pt"/>
    </style:style>
    <style:style style:name="P6" style:family="paragraph" style:parent-style-name="Quotations">
      <loext:graphic-properties draw:fill="solid" draw:fill-color="#f0f2f5" draw:opacity="100%"/>
      <style:paragraph-properties fo:margin-left="0cm" fo:margin-right="0cm" fo:margin-top="0cm" fo:margin-bottom="0cm" style:contextual-spacing="false" fo:line-height="115%" fo:orphans="2" fo:widows="2" fo:text-indent="0cm" style:auto-text-indent="false" fo:background-color="#f0f2f5" fo:padding="0cm" fo:border="none"/>
    </style:style>
    <style:style style:name="P7" style:family="paragraph" style:parent-style-name="Quotations">
      <style:paragraph-properties fo:line-height="115%"/>
    </style:style>
    <style:style style:name="P8" style:family="paragraph" style:parent-style-name="Standard">
      <style:paragraph-properties fo:margin-left="0cm" fo:margin-right="0cm" fo:margin-top="0cm" fo:margin-bottom="0.206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9" style:family="paragraph" style:parent-style-name="Standard">
      <style:paragraph-properties fo:margin-left="0cm" fo:margin-right="0cm" fo:margin-top="0.201cm" fo:margin-bottom="0.307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10" style:family="paragraph" style:parent-style-name="Standard">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officeooo:paragraph-rsid="00133edd" style:font-size-asian="12pt" style:font-size-complex="12pt"/>
    </style:style>
    <style:style style:name="P11" style:family="paragraph" style:parent-style-name="Standard">
      <style:paragraph-properties fo:margin-left="0cm" fo:margin-right="0cm" fo:line-height="115%" fo:orphans="2" fo:widows="2" fo:text-indent="0cm" style:auto-text-indent="false"/>
      <style:text-properties fo:font-variant="normal" fo:text-transform="none" fo:color="#0a0a0a" loext:opacity="100%" style:font-name="Liberation Serif" fo:font-size="12pt" fo:letter-spacing="normal" fo:font-style="normal" fo:font-weight="normal" officeooo:rsid="001160b2" officeooo:paragraph-rsid="001160b2" style:font-size-asian="12pt" style:font-size-complex="12pt"/>
    </style:style>
    <style:style style:name="P12" style:family="paragraph" style:parent-style-name="Standard">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size-complex="12pt"/>
    </style:style>
    <style:style style:name="P13" style:family="paragraph" style:parent-style-name="Standard">
      <style:paragraph-properties fo:margin-left="0cm" fo:margin-right="0cm" fo:line-height="115%"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weight-asian="bold" style:font-size-complex="12pt" style:font-weight-complex="bold"/>
    </style:style>
    <style:style style:name="P14" style:family="paragraph" style:parent-style-name="Standard">
      <style:paragraph-properties fo:margin-left="0cm" fo:margin-right="0cm" fo:line-height="115%" fo:orphans="2" fo:widows="2" fo:text-indent="0cm" style:auto-text-indent="false"/>
      <style:text-properties fo:font-variant="normal" fo:text-transform="none" fo:color="#0a0a0a" loext:opacity="100%" style:font-name="Liberation Serif" fo:font-size="20pt" fo:letter-spacing="normal" fo:font-style="normal" fo:font-weight="bold" style:font-size-asian="20pt" style:font-weight-asian="bold" style:font-size-complex="20pt" style:font-weight-complex="bold"/>
    </style:style>
    <style:style style:name="P15" style:family="paragraph" style:parent-style-name="Standard">
      <style:paragraph-properties fo:margin-left="0cm" fo:margin-right="0cm" fo:margin-top="0cm" fo:margin-bottom="0.254cm" style:contextual-spacing="false" fo:line-height="115%" fo:orphans="2" fo:widows="2" fo:text-indent="0cm" style:auto-text-indent="false"/>
      <style:text-properties style:font-name="Liberation Serif" fo:font-size="12pt" officeooo:rsid="00133edd" officeooo:paragraph-rsid="00133edd" style:font-size-asian="12pt" style:font-size-complex="12pt"/>
    </style:style>
    <style:style style:name="P16" style:family="paragraph" style:parent-style-name="Standard">
      <style:paragraph-properties fo:margin-left="0cm" fo:margin-right="0cm" fo:margin-top="0.101cm" fo:margin-bottom="0.101cm" style:contextual-spacing="false" fo:line-height="115%" fo:orphans="2" fo:widows="2" fo:text-indent="0cm" style:auto-text-indent="false"/>
      <style:text-properties style:font-name="Liberation Serif" fo:font-size="12pt" style:font-size-asian="12pt" style:font-size-complex="12pt"/>
    </style:style>
    <style:style style:name="P17" style:family="paragraph" style:parent-style-name="Standard">
      <style:paragraph-properties fo:margin-left="0cm" fo:margin-right="0cm" fo:margin-top="0cm" fo:margin-bottom="0.106cm" style:contextual-spacing="false" fo:line-height="115%" fo:orphans="2" fo:widows="2" fo:text-indent="0cm" style:auto-text-indent="false"/>
      <style:text-properties style:font-name="Liberation Serif" fo:font-size="12pt" style:font-size-asian="12pt" style:font-size-complex="12pt"/>
    </style:style>
    <style:style style:name="P18" style:family="paragraph" style:parent-style-name="Standard">
      <style:paragraph-properties fo:margin-left="0cm" fo:margin-right="0cm" fo:line-height="115%" fo:orphans="2" fo:widows="2" fo:text-indent="0cm" style:auto-text-indent="false"/>
      <style:text-properties style:font-name="Liberation Serif" fo:font-size="12pt" officeooo:paragraph-rsid="000e11f7" style:font-size-asian="12pt" style:font-size-complex="12pt"/>
    </style:style>
    <style:style style:name="P19" style:family="paragraph" style:parent-style-name="Standard">
      <style:paragraph-properties fo:margin-top="0.201cm" fo:margin-bottom="0.201cm" style:contextual-spacing="false" fo:line-height="115%"/>
      <style:text-properties style:font-name="Liberation Serif" fo:font-size="12pt" style:font-size-asian="12pt" style:font-size-complex="12pt"/>
    </style:style>
    <style:style style:name="P20" style:family="paragraph" style:parent-style-name="Standard">
      <style:paragraph-properties fo:margin-left="0cm" fo:margin-right="0cm" fo:margin-top="0cm" fo:margin-bottom="0.307cm" style:contextual-spacing="false" fo:line-height="115%" fo:orphans="2" fo:widows="2" fo:text-indent="0cm" style:auto-text-indent="false"/>
      <style:text-properties style:font-name="Liberation Serif" fo:font-size="12pt" fo:font-weight="bold" officeooo:paragraph-rsid="001160b2" style:font-size-asian="12pt" style:font-weight-asian="bold" style:font-size-complex="12pt" style:font-weight-complex="bold"/>
    </style:style>
    <style:style style:name="P21" style:family="paragraph" style:parent-style-name="Standard">
      <style:paragraph-properties fo:margin-top="0.101cm" fo:margin-bottom="0.101cm" style:contextual-spacing="false" fo:line-height="115%"/>
      <style:text-properties style:font-name="Liberation Serif" fo:font-size="15pt" fo:font-weight="bold" style:font-size-asian="15pt" style:font-weight-asian="bold" style:font-size-complex="15pt" style:font-weight-complex="bold"/>
    </style:style>
    <style:style style:name="P22" style:family="paragraph" style:parent-style-name="Standard">
      <style:paragraph-properties fo:margin-left="0cm" fo:margin-right="0cm" fo:line-height="115%" fo:orphans="2" fo:widows="2" fo:text-indent="0cm" style:auto-text-indent="false"/>
    </style:style>
    <style:style style:name="P23" style:family="paragraph" style:parent-style-name="Standard">
      <style:paragraph-properties fo:margin-left="0cm" fo:margin-right="0cm" fo:margin-top="0cm" fo:margin-bottom="0.254cm" style:contextual-spacing="false" fo:line-height="115%" fo:orphans="2" fo:widows="2" fo:text-indent="0cm" style:auto-text-indent="false"/>
    </style:style>
    <style:style style:name="P24" style:family="paragraph" style:parent-style-name="Standard">
      <style:paragraph-properties fo:margin-left="0cm" fo:margin-right="0cm" fo:margin-top="0.101cm" fo:margin-bottom="0.101cm" style:contextual-spacing="false" fo:line-height="115%" fo:orphans="2" fo:widows="2" fo:text-indent="0cm" style:auto-text-indent="false"/>
    </style:style>
    <style:style style:name="P25" style:family="paragraph" style:parent-style-name="Standard">
      <style:paragraph-properties fo:margin-left="0cm" fo:margin-right="0cm" fo:margin-top="0cm" fo:margin-bottom="0.254cm" style:contextual-spacing="false" fo:line-height="115%" fo:orphans="2" fo:widows="2" fo:text-indent="0cm" style:auto-text-indent="false"/>
      <style:text-properties officeooo:paragraph-rsid="00089854"/>
    </style:style>
    <style:style style:name="P26" style:family="paragraph" style:parent-style-name="Standard">
      <style:paragraph-properties fo:margin-left="0cm" fo:margin-right="0cm" fo:margin-top="0cm" fo:margin-bottom="0.508cm" style:contextual-spacing="false" fo:line-height="115%" fo:orphans="2" fo:widows="2" fo:text-indent="0cm" style:auto-text-indent="false"/>
      <style:text-properties officeooo:paragraph-rsid="001160b2"/>
    </style:style>
    <style:style style:name="P27" style:family="paragraph" style:parent-style-name="Standard">
      <style:paragraph-properties fo:margin-left="0cm" fo:margin-right="0cm" fo:margin-top="0cm" fo:margin-bottom="0.254cm" style:contextual-spacing="false" fo:line-height="115%" fo:orphans="2" fo:widows="2" fo:text-indent="0cm" style:auto-text-indent="false"/>
      <style:text-properties officeooo:paragraph-rsid="00133edd"/>
    </style:style>
    <style:style style:name="P28" style:family="paragraph" style:parent-style-name="Standard">
      <style:paragraph-properties fo:margin-left="0cm" fo:margin-right="0cm" fo:margin-top="0cm" fo:margin-bottom="0.254cm" style:contextual-spacing="false" fo:line-height="115%" fo:orphans="2" fo:widows="2" fo:text-indent="0cm" style:auto-text-indent="false"/>
      <style:text-properties officeooo:paragraph-rsid="00157c14"/>
    </style:style>
    <style:style style:name="P29" style:family="paragraph" style:parent-style-name="Standard">
      <style:paragraph-properties fo:margin-top="0cm" fo:margin-bottom="0.399cm" style:contextual-spacing="false" fo:line-height="115%"/>
      <style:text-properties officeooo:paragraph-rsid="000d7d7a"/>
    </style:style>
    <style:style style:name="P30" style:family="paragraph" style:parent-style-name="Text_20_body">
      <style:paragraph-properties fo:margin-left="0cm" fo:margin-right="0cm" fo:margin-top="0cm" fo:margin-bottom="0.508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31" style:family="paragraph" style:parent-style-name="Text_20_body">
      <style:paragraph-properties fo:margin-left="0cm" fo:margin-right="0cm" fo:margin-top="0cm" fo:margin-bottom="0.407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32" style:family="paragraph" style:parent-style-name="Text_20_body">
      <style:paragraph-properties fo:margin-left="0cm" fo:margin-right="0cm" fo:margin-top="0cm" fo:margin-bottom="0.307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33" style:family="paragraph" style:parent-style-name="Text_20_body">
      <style:paragraph-properties fo:margin-left="0cm" fo:margin-right="0cm" fo:margin-top="0cm" fo:margin-bottom="0.206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34" style:family="paragraph" style:parent-style-name="Text_20_body" style:list-style-name="L17">
      <style:paragraph-properties fo:margin-left="0cm" fo:margin-right="0cm" fo:margin-top="0cm" fo:margin-bottom="0.254cm" style:contextual-spacing="false" fo:line-height="115%" fo:orphans="2" fo:widows="2" fo:text-indent="0cm" style:auto-text-indent="false" fo:padding="0cm" fo:border="none"/>
      <style:text-properties fo:font-variant="normal" fo:text-transform="none" fo:color="#0a0a0a" loext:opacity="100%" style:font-name="Liberation Serif" fo:font-size="12pt" fo:letter-spacing="normal" fo:font-style="normal" fo:font-weight="bold" officeooo:paragraph-rsid="00133edd" style:font-size-asian="12pt" style:font-size-complex="12pt"/>
    </style:style>
    <style:style style:name="P35" style:family="paragraph" style:parent-style-name="Text_20_body">
      <style:paragraph-properties fo:margin-left="0cm" fo:margin-right="0cm" fo:margin-top="0cm" fo:margin-bottom="0.508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fo:background-color="#ffff00" style:font-size-asian="12pt" style:font-size-complex="12pt"/>
    </style:style>
    <style:style style:name="P36" style:family="paragraph" style:parent-style-name="Text_20_body">
      <style:paragraph-properties fo:margin-left="0cm" fo:margin-right="0cm" fo:margin-top="0cm" fo:margin-bottom="0.508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fo:background-color="#ffff00" style:font-size-asian="12pt" style:font-size-complex="12pt"/>
    </style:style>
    <style:style style:name="P37" style:family="paragraph" style:parent-style-name="Text_20_body" style:list-style-name="L3">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officeooo:rsid="00089854" officeooo:paragraph-rsid="00089854" style:font-size-asian="12pt" style:font-size-complex="12pt"/>
    </style:style>
    <style:style style:name="P38" style:family="paragraph" style:parent-style-name="Text_20_body" style:list-style-name="L1">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39" style:family="paragraph" style:parent-style-name="Text_20_body">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size-complex="12pt"/>
    </style:style>
    <style:style style:name="P40" style:family="paragraph" style:parent-style-name="Text_20_body">
      <style:paragraph-properties fo:margin-left="0cm" fo:margin-right="0cm" fo:margin-top="0.201cm" fo:margin-bottom="0.201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size-complex="12pt"/>
    </style:style>
    <style:style style:name="P41" style:family="paragraph" style:parent-style-name="Text_20_body" style:list-style-name="L2">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42" style:family="paragraph" style:parent-style-name="Text_20_body" style:list-style-name="L3">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43" style:family="paragraph" style:parent-style-name="Text_20_body" style:list-style-name="L15">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44" style:family="paragraph" style:parent-style-name="Text_20_body" style:list-style-name="L21">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officeooo:paragraph-rsid="00133edd" style:font-size-asian="12pt" style:font-size-complex="12pt"/>
    </style:style>
    <style:style style:name="P45" style:family="paragraph" style:parent-style-name="Text_20_body" style:list-style-name="L25">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46" style:family="paragraph" style:parent-style-name="Text_20_body">
      <style:paragraph-properties fo:margin-left="0cm" fo:margin-right="0cm" fo:margin-top="0.201cm" fo:margin-bottom="0.201cm" style:contextual-spacing="false" fo:line-height="115%" fo:orphans="2" fo:widows="2" fo:text-indent="0cm" style:auto-text-indent="false"/>
      <style:text-properties fo:font-variant="normal" fo:text-transform="none" fo:color="#0a0a0a" loext:opacity="100%" style:font-name="Liberation Serif" fo:font-size="16pt" fo:letter-spacing="normal" fo:font-style="normal" fo:font-weight="bold" style:font-size-asian="16pt" style:font-weight-asian="bold" style:font-size-complex="16pt" style:font-weight-complex="bold"/>
    </style:style>
    <style:style style:name="P47" style:family="paragraph" style:parent-style-name="Text_20_body">
      <style:paragraph-properties fo:margin-left="0cm" fo:margin-right="0cm" fo:margin-top="0cm" fo:margin-bottom="0.508cm" style:contextual-spacing="false" fo:line-height="115%" fo:orphans="2" fo:widows="2" fo:text-indent="0cm" style:auto-text-indent="false"/>
      <style:text-properties fo:font-variant="normal" fo:text-transform="none" fo:color="#0a0a0a" loext:opacity="100%" style:font-name="Liberation Serif" fo:font-size="15pt" fo:letter-spacing="normal" fo:font-style="normal" fo:font-weight="bold" style:font-size-asian="15pt" style:font-weight-asian="bold" style:font-size-complex="15pt" style:font-weight-complex="bold"/>
    </style:style>
    <style:style style:name="P48" style:family="paragraph" style:parent-style-name="Text_20_body">
      <style:paragraph-properties fo:margin-left="0cm" fo:margin-right="0cm" fo:margin-top="0.302cm" fo:margin-bottom="0.302cm" style:contextual-spacing="false" fo:line-height="115%" fo:orphans="2" fo:widows="2" fo:text-indent="0cm" style:auto-text-indent="false"/>
      <style:text-properties fo:font-variant="normal" fo:text-transform="none" fo:color="#0a0a0a" loext:opacity="100%" style:font-name="Liberation Serif" fo:font-size="15pt" fo:letter-spacing="normal" fo:font-style="normal" fo:font-weight="bold" style:font-size-asian="15pt" style:font-weight-asian="bold" style:font-size-complex="15pt" style:font-weight-complex="bold"/>
    </style:style>
    <style:style style:name="P49" style:family="paragraph" style:parent-style-name="Text_20_body">
      <style:paragraph-properties fo:margin-left="0cm" fo:margin-right="0cm" fo:margin-top="0.302cm" fo:margin-bottom="0.307cm" style:contextual-spacing="false" fo:line-height="115%" fo:orphans="2" fo:widows="2" fo:text-indent="0cm" style:auto-text-indent="false"/>
      <style:text-properties fo:font-weight="bold" officeooo:paragraph-rsid="00157c14" style:font-weight-asian="bold" style:font-weight-complex="bold"/>
    </style:style>
    <style:style style:name="P50" style:family="paragraph" style:parent-style-name="Text_20_body">
      <style:paragraph-properties fo:margin-left="0cm" fo:margin-right="0cm" fo:line-height="115%" fo:orphans="2" fo:widows="2" fo:text-indent="0cm" style:auto-text-indent="false"/>
      <style:text-properties style:font-name="Liberation Serif" fo:font-size="12pt" officeooo:rsid="000fd430" officeooo:paragraph-rsid="000fd430" style:font-size-asian="12pt" style:font-size-complex="12pt"/>
    </style:style>
    <style:style style:name="P51" style:family="paragraph" style:parent-style-name="Text_20_body" style:list-style-name="L9">
      <style:paragraph-properties fo:line-height="115%" fo:orphans="2" fo:widows="2"/>
      <style:text-properties style:font-name="Liberation Serif" fo:font-size="12pt" officeooo:rsid="000fd430" officeooo:paragraph-rsid="000fd430" style:font-size-asian="12pt" style:font-size-complex="12pt"/>
    </style:style>
    <style:style style:name="P52" style:family="paragraph" style:parent-style-name="Text_20_body">
      <style:paragraph-properties fo:margin-left="0cm" fo:margin-right="0cm" fo:margin-top="0cm" fo:margin-bottom="0.508cm" style:contextual-spacing="false" fo:line-height="115%" fo:orphans="2" fo:widows="2" fo:text-indent="0cm" style:auto-text-indent="false"/>
      <style:text-properties style:font-name="Liberation Serif" fo:font-size="12pt" style:font-size-asian="12pt" style:font-size-complex="12pt"/>
    </style:style>
    <style:style style:name="P53" style:family="paragraph" style:parent-style-name="Text_20_body">
      <style:paragraph-properties fo:margin-left="0cm" fo:margin-right="0cm" fo:line-height="115%" fo:orphans="2" fo:widows="2" fo:text-indent="0cm" style:auto-text-indent="false"/>
      <style:text-properties style:font-name="Liberation Serif" fo:font-size="12pt" style:font-size-asian="12pt" style:font-size-complex="12pt"/>
    </style:style>
    <style:style style:name="P54" style:family="paragraph" style:parent-style-name="Text_20_body">
      <style:paragraph-properties fo:margin-left="0cm" fo:margin-right="0cm" fo:margin-top="0cm" fo:margin-bottom="0.106cm" style:contextual-spacing="false" fo:line-height="115%" fo:orphans="2" fo:widows="2" fo:text-indent="0cm" style:auto-text-indent="false"/>
      <style:text-properties style:font-name="Liberation Serif" fo:font-size="12pt" style:font-size-asian="12pt" style:font-size-complex="12pt"/>
    </style:style>
    <style:style style:name="P55" style:family="paragraph" style:parent-style-name="Text_20_body">
      <style:paragraph-properties fo:margin-left="0cm" fo:margin-right="0cm" fo:margin-top="0.201cm" fo:margin-bottom="0.201cm" style:contextual-spacing="false" fo:line-height="115%" fo:orphans="2" fo:widows="2" fo:text-indent="0cm" style:auto-text-indent="false"/>
      <style:text-properties style:font-name="Liberation Serif" fo:font-size="12pt" style:font-size-asian="12pt" style:font-size-complex="12pt"/>
    </style:style>
    <style:style style:name="P56" style:family="paragraph" style:parent-style-name="Text_20_body" style:list-style-name="L9">
      <style:paragraph-properties fo:line-height="115%" fo:orphans="2" fo:widows="2"/>
      <style:text-properties style:font-name="Liberation Serif" fo:font-size="12pt" officeooo:paragraph-rsid="001160b2" style:font-size-asian="12pt" style:font-size-complex="12pt"/>
    </style:style>
    <style:style style:name="P57" style:family="paragraph" style:parent-style-name="Text_20_body">
      <style:paragraph-properties fo:margin-left="0cm" fo:margin-right="0cm" fo:line-height="115%" fo:orphans="2" fo:widows="2" fo:text-indent="0cm" style:auto-text-indent="false"/>
      <style:text-properties style:font-name="Liberation Serif" fo:font-size="12pt" officeooo:paragraph-rsid="001160b2" style:font-size-asian="12pt" style:font-size-complex="12pt"/>
    </style:style>
    <style:style style:name="P58" style:family="paragraph" style:parent-style-name="Text_20_body">
      <style:paragraph-properties fo:line-height="115%"/>
      <style:text-properties style:font-name="Liberation Serif" fo:font-size="12pt" officeooo:paragraph-rsid="001a3b28" style:font-size-asian="12pt" style:font-size-complex="12pt"/>
    </style:style>
    <style:style style:name="P59" style:family="paragraph" style:parent-style-name="Text_20_body" style:list-style-name="L18">
      <style:paragraph-properties fo:margin-left="0cm" fo:margin-right="0cm" fo:margin-top="0cm" fo:margin-bottom="0.254cm" style:contextual-spacing="false" fo:line-height="115%" fo:orphans="2" fo:widows="2" fo:text-indent="0cm" style:auto-text-indent="false" fo:padding="0cm" fo:border="none"/>
      <style:text-properties style:font-name="Liberation Serif" fo:font-size="12pt" fo:font-weight="bold" officeooo:paragraph-rsid="00133edd" style:font-size-asian="12pt" style:font-weight-asian="bold" style:font-size-complex="12pt" style:font-weight-complex="bold"/>
    </style:style>
    <style:style style:name="P60" style:family="paragraph" style:parent-style-name="Text_20_body">
      <style:paragraph-properties fo:margin-top="0cm" fo:margin-bottom="0cm" style:contextual-spacing="false" fo:line-height="115%"/>
      <style:text-properties style:font-name="Liberation Serif" fo:font-size="12pt" fo:font-weight="bold" fo:background-color="#ffff00" style:font-size-asian="12pt" style:font-weight-asian="bold" style:font-size-complex="12pt" style:font-weight-complex="bold"/>
    </style:style>
    <style:style style:name="P61" style:family="paragraph" style:parent-style-name="Text_20_body">
      <style:paragraph-properties fo:line-height="115%"/>
      <style:text-properties style:font-name="Liberation Serif" fo:font-size="12pt" fo:font-weight="normal" officeooo:rsid="000d7d7a" officeooo:paragraph-rsid="000d7d7a" style:font-size-asian="12pt" style:font-weight-asian="normal" style:font-size-complex="12pt" style:font-weight-complex="normal"/>
    </style:style>
    <style:style style:name="P62" style:family="paragraph" style:parent-style-name="Text_20_body">
      <style:paragraph-properties fo:margin-top="0.101cm" fo:margin-bottom="0.101cm" style:contextual-spacing="false" fo:line-height="115%"/>
      <style:text-properties style:font-name="Liberation Serif" fo:font-size="15pt" fo:font-weight="bold" style:font-size-asian="15pt" style:font-weight-asian="bold" style:font-size-complex="15pt" style:font-weight-complex="bold"/>
    </style:style>
    <style:style style:name="P63" style:family="paragraph" style:parent-style-name="Text_20_body">
      <style:paragraph-properties fo:line-height="115%"/>
      <style:text-properties style:font-name="Liberation Serif" fo:font-size="15pt" fo:font-weight="bold" style:font-size-asian="15pt" style:font-weight-asian="bold" style:font-size-complex="15pt" style:font-weight-complex="bold"/>
    </style:style>
    <style:style style:name="P64" style:family="paragraph" style:parent-style-name="Text_20_body">
      <style:paragraph-properties fo:margin-top="0.101cm" fo:margin-bottom="0.101cm" style:contextual-spacing="false" fo:line-height="115%"/>
      <style:text-properties style:font-name="Liberation Serif" fo:font-size="15pt" officeooo:paragraph-rsid="00179f9c" style:font-size-asian="15pt" style:font-size-complex="15pt"/>
    </style:style>
    <style:style style:name="P65" style:family="paragraph" style:parent-style-name="Text_20_body">
      <style:paragraph-properties fo:margin-top="0.101cm" fo:margin-bottom="0.347cm" style:contextual-spacing="false" fo:line-height="115%"/>
      <style:text-properties style:font-name="Liberation Serif" fo:font-size="15pt" officeooo:paragraph-rsid="000d7d7a" style:font-size-asian="15pt" style:font-size-complex="15pt"/>
    </style:style>
    <style:style style:name="P66" style:family="paragraph" style:parent-style-name="Text_20_body">
      <style:paragraph-properties fo:margin-left="0cm" fo:margin-right="0cm" fo:margin-top="0.201cm" fo:margin-bottom="0.407cm" style:contextual-spacing="false" fo:line-height="115%" fo:orphans="2" fo:widows="2" fo:text-indent="0cm" style:auto-text-indent="false"/>
      <style:text-properties style:font-name="Liberation Serif" fo:font-size="15pt" style:font-size-asian="15pt" style:font-size-complex="15pt"/>
    </style:style>
    <style:style style:name="P67" style:family="paragraph" style:parent-style-name="Text_20_body">
      <style:paragraph-properties fo:margin-left="0cm" fo:margin-right="0cm" fo:margin-top="0cm" fo:margin-bottom="0.254cm" style:contextual-spacing="false" fo:line-height="115%" fo:orphans="2" fo:widows="2" fo:text-indent="0cm" style:auto-text-indent="false"/>
    </style:style>
    <style:style style:name="P68" style:family="paragraph" style:parent-style-name="Text_20_body">
      <style:paragraph-properties fo:margin-left="0cm" fo:margin-right="0cm" fo:margin-top="0cm" fo:margin-bottom="0.254cm" style:contextual-spacing="false" fo:line-height="115%" fo:orphans="2" fo:widows="2" fo:text-indent="0cm" style:auto-text-indent="false" fo:padding="0cm" fo:border="none"/>
    </style:style>
    <style:style style:name="P69" style:family="paragraph" style:parent-style-name="Text_20_body" style:list-style-name="L5">
      <style:paragraph-properties fo:margin-top="0cm" fo:margin-bottom="0.254cm" style:contextual-spacing="false" fo:line-height="115%" fo:orphans="2" fo:widows="2" fo:padding="0cm" fo:border="none"/>
    </style:style>
    <style:style style:name="P70" style:family="paragraph" style:parent-style-name="Text_20_body" style:list-style-name="L6">
      <style:paragraph-properties fo:margin-top="0cm" fo:margin-bottom="0.254cm" style:contextual-spacing="false" fo:line-height="115%" fo:orphans="2" fo:widows="2" fo:padding="0cm" fo:border="none"/>
    </style:style>
    <style:style style:name="P71" style:family="paragraph" style:parent-style-name="Text_20_body">
      <style:paragraph-properties fo:margin-left="0cm" fo:margin-right="0cm" fo:line-height="115%" fo:orphans="2" fo:widows="2" fo:text-indent="0cm" style:auto-text-indent="false"/>
      <style:text-properties officeooo:paragraph-rsid="000e11f7"/>
    </style:style>
    <style:style style:name="P72" style:family="paragraph" style:parent-style-name="Text_20_body">
      <style:paragraph-properties fo:margin-left="0cm" fo:margin-right="0cm" fo:line-height="115%" fo:orphans="2" fo:widows="2" fo:text-indent="0cm" style:auto-text-indent="false"/>
      <style:text-properties officeooo:paragraph-rsid="000efbc1"/>
    </style:style>
    <style:style style:name="P73" style:family="paragraph" style:parent-style-name="Text_20_body" style:list-style-name="L16">
      <style:paragraph-properties fo:margin-top="0cm" fo:margin-bottom="0.254cm" style:contextual-spacing="false" fo:line-height="115%" fo:orphans="2" fo:widows="2" fo:padding="0cm" fo:border="none"/>
    </style:style>
    <style:style style:name="P74" style:family="paragraph" style:parent-style-name="Text_20_body" style:list-style-name="L21">
      <style:paragraph-properties fo:margin-top="0cm" fo:margin-bottom="0.254cm" style:contextual-spacing="false" fo:line-height="115%" fo:orphans="2" fo:widows="2" fo:padding="0cm" fo:border="none"/>
    </style:style>
    <style:style style:name="P75" style:family="paragraph" style:parent-style-name="Text_20_body" style:list-style-name="L22">
      <style:paragraph-properties fo:margin-top="0cm" fo:margin-bottom="0.254cm" style:contextual-spacing="false" fo:line-height="115%" fo:orphans="2" fo:widows="2" fo:padding="0cm" fo:border="none"/>
    </style:style>
    <style:style style:name="P76" style:family="paragraph" style:parent-style-name="Text_20_body" style:list-style-name="L22">
      <style:paragraph-properties fo:margin-top="0cm" fo:margin-bottom="0.254cm" style:contextual-spacing="false" fo:line-height="115%" fo:orphans="2" fo:widows="2" fo:padding="0cm" fo:border="none"/>
      <style:text-properties officeooo:paragraph-rsid="00133edd"/>
    </style:style>
    <style:style style:name="P77" style:family="paragraph" style:parent-style-name="Text_20_body" style:list-style-name="L23">
      <style:paragraph-properties fo:margin-top="0cm" fo:margin-bottom="0.254cm" style:contextual-spacing="false" fo:line-height="115%" fo:orphans="2" fo:widows="2" fo:padding="0cm" fo:border="none"/>
    </style:style>
    <style:style style:name="P78" style:family="paragraph" style:parent-style-name="Text_20_body">
      <style:paragraph-properties fo:margin-top="0cm" fo:margin-bottom="0.254cm" style:contextual-spacing="false" fo:line-height="115%" fo:orphans="2" fo:widows="2" fo:padding="0cm" fo:border="none"/>
    </style:style>
    <style:style style:name="P79" style:family="paragraph" style:parent-style-name="Text_20_body">
      <style:paragraph-properties fo:margin-left="0cm" fo:margin-right="0cm" fo:margin-top="0cm" fo:margin-bottom="0.508cm" style:contextual-spacing="false" fo:line-height="115%" fo:orphans="2" fo:widows="2" fo:text-indent="0cm" style:auto-text-indent="false"/>
      <style:text-properties officeooo:paragraph-rsid="00157c14"/>
    </style:style>
    <style:style style:name="P80" style:family="paragraph" style:parent-style-name="Text_20_body">
      <style:paragraph-properties fo:margin-left="0cm" fo:margin-right="0cm" fo:line-height="115%" fo:orphans="2" fo:widows="2" fo:text-indent="0cm" style:auto-text-indent="false"/>
      <style:text-properties officeooo:paragraph-rsid="0018909e"/>
    </style:style>
    <style:style style:name="P81" style:family="paragraph" style:parent-style-name="Text_20_body">
      <style:paragraph-properties fo:margin-left="0cm" fo:margin-right="0cm" fo:margin-top="0cm" fo:margin-bottom="0.508cm" style:contextual-spacing="false" fo:line-height="115%" fo:orphans="2" fo:widows="2" fo:text-indent="0cm" style:auto-text-indent="false"/>
      <style:text-properties officeooo:paragraph-rsid="0018909e"/>
    </style:style>
    <style:style style:name="P82" style:family="paragraph" style:parent-style-name="Text_20_body">
      <style:paragraph-properties fo:margin-top="0cm" fo:margin-bottom="0.153cm" style:contextual-spacing="false" fo:line-height="115%" fo:orphans="2" fo:widows="2" fo:padding="0cm" fo:border="none"/>
      <style:text-properties officeooo:paragraph-rsid="0018909e"/>
    </style:style>
    <style:style style:name="P83" style:family="paragraph" style:parent-style-name="Text_20_body" style:list-style-name="L26">
      <style:paragraph-properties fo:margin-top="0cm" fo:margin-bottom="0.254cm" style:contextual-spacing="false" fo:line-height="115%" fo:orphans="2" fo:widows="2" fo:padding="0cm" fo:border="none"/>
    </style:style>
    <style:style style:name="P84" style:family="paragraph" style:parent-style-name="Text_20_body" style:list-style-name="L26">
      <style:paragraph-properties fo:margin-top="0cm" fo:margin-bottom="0.254cm" style:contextual-spacing="false" fo:line-height="115%" fo:orphans="2" fo:widows="2" fo:padding="0cm" fo:border="none"/>
      <style:text-properties officeooo:paragraph-rsid="0018909e"/>
    </style:style>
    <style:style style:name="P85" style:family="paragraph" style:parent-style-name="Text_20_body">
      <style:paragraph-properties fo:line-height="115%"/>
    </style:style>
    <style:style style:name="P86" style:family="paragraph" style:parent-style-name="Text_20_body">
      <style:paragraph-properties fo:margin-top="0.101cm" fo:margin-bottom="0.101cm" style:contextual-spacing="false" fo:line-height="115%"/>
    </style:style>
    <style:style style:name="P87" style:family="paragraph" style:parent-style-name="Text_20_body" style:list-style-name="L7">
      <style:paragraph-properties fo:margin-top="0.101cm" fo:margin-bottom="0.101cm" style:contextual-spacing="false" fo:line-height="115%"/>
    </style:style>
    <style:style style:name="P88" style:family="paragraph" style:parent-style-name="Text_20_body" style:list-style-name="L7">
      <style:paragraph-properties fo:margin-top="0.101cm" fo:margin-bottom="0.101cm" style:contextual-spacing="false" fo:line-height="115%"/>
      <style:text-properties officeooo:paragraph-rsid="000d7d7a"/>
    </style:style>
    <style:style style:name="P89" style:family="paragraph" style:parent-style-name="Text_20_body">
      <style:paragraph-properties fo:margin-top="0.201cm" fo:margin-bottom="0.201cm" style:contextual-spacing="false" fo:line-height="115%"/>
      <style:text-properties officeooo:paragraph-rsid="000d7d7a"/>
    </style:style>
    <style:style style:name="P90" style:family="paragraph" style:parent-style-name="Text_20_body">
      <style:paragraph-properties fo:margin-top="0cm" fo:margin-bottom="0cm" style:contextual-spacing="false" fo:line-height="115%"/>
    </style:style>
    <style:style style:name="T1" style:family="text">
      <style:text-properties fo:font-variant="normal" fo:text-transform="none" fo:color="#0a0a0a" loext:opacity="100%" style:font-name="Google Sans" fo:font-size="9.60000038146973pt" fo:letter-spacing="normal" fo:font-style="normal" fo:font-weight="normal"/>
    </style:style>
    <style:style style:name="T2" style:family="text">
      <style:text-properties fo:font-variant="normal" fo:text-transform="none" fo:color="#0a0a0a" loext:opacity="100%" style:font-name="Google Sans" fo:font-size="9.60000038146973pt" fo:letter-spacing="normal" fo:font-style="normal" fo:font-weight="normal" style:font-weight-asian="bold" style:font-weight-complex="bold"/>
    </style:style>
    <style:style style:name="T3" style:family="text">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0a0a0a" loext:opacity="100%" style:font-name="Liberation Serif" fo:font-size="12pt" fo:letter-spacing="normal" fo:font-style="normal" fo:font-weight="bold" officeooo:rsid="0018909e" style:font-size-asian="12pt" style:font-weight-asian="bold" style:font-size-complex="12pt" style:font-weight-complex="bold"/>
    </style:style>
    <style:style style:name="T5" style:family="text">
      <style:text-properties fo:font-variant="normal" fo:text-transform="none" fo:color="#0a0a0a" loext:opacity="100%" style:font-name="Liberation Serif" fo:font-size="12pt" fo:letter-spacing="normal" fo:font-style="normal" fo:font-weight="bold" style:font-size-asian="12pt" style:font-size-complex="12pt"/>
    </style:style>
    <style:style style:name="T6" style:family="text">
      <style:text-properties fo:font-variant="normal" fo:text-transform="none" fo:color="#0a0a0a" loext:opacity="100%" style:font-name="Liberation Serif" fo:font-size="12pt" fo:letter-spacing="normal" fo:font-style="normal" fo:font-weight="bold" officeooo:rsid="000bce49" style:font-size-asian="12pt" style:font-size-complex="12pt"/>
    </style:style>
    <style:style style:name="T7" style:family="text">
      <style:text-properties fo:font-variant="normal" fo:text-transform="none" fo:color="#0a0a0a" loext:opacity="100%" style:font-name="Liberation Serif" fo:font-size="12pt" fo:letter-spacing="normal" fo:font-style="normal" fo:font-weight="bold" officeooo:rsid="001160b2" style:font-size-asian="12pt" style:font-size-complex="12pt"/>
    </style:style>
    <style:style style:name="T8" style:family="text">
      <style:text-properties fo:font-variant="normal" fo:text-transform="none" fo:color="#0a0a0a" loext:opacity="100%" style:font-name="Liberation Serif" fo:font-size="12pt" fo:letter-spacing="normal" fo:font-style="normal" fo:font-weight="bold" officeooo:rsid="00133edd" style:font-size-asian="12pt" style:font-size-complex="12pt"/>
    </style:style>
    <style:style style:name="T9" style:family="text">
      <style:text-properties fo:font-variant="normal" fo:text-transform="none" fo:color="#0a0a0a" loext:opacity="100%" style:font-name="Liberation Serif" fo:font-size="12pt" fo:letter-spacing="normal" fo:font-style="normal" fo:font-weight="bold" officeooo:rsid="00145b7a" style:font-size-asian="12pt" style:font-size-complex="12pt"/>
    </style:style>
    <style:style style:name="T10" style:family="text">
      <style:text-properties fo:font-variant="normal" fo:text-transform="none" fo:color="#0a0a0a" loext:opacity="100%" style:font-name="Liberation Serif" fo:font-size="12pt" fo:letter-spacing="normal" fo:font-style="normal" fo:font-weight="bold" fo:background-color="#ffff00" loext:char-shading-value="0" style:font-size-asian="12pt" style:font-size-complex="12pt"/>
    </style:style>
    <style:style style:name="T11" style:family="text">
      <style:text-properties fo:font-variant="normal" fo:text-transform="none" fo:color="#0a0a0a" loext:opacity="100%" style:font-name="Liberation Serif" fo:font-size="12pt" fo:letter-spacing="normal" fo:font-style="normal" fo:font-weight="bold" fo:background-color="#ffff00" loext:char-shading-value="0" style:font-size-asian="12pt" style:font-size-complex="12pt"/>
    </style:style>
    <style:style style:name="T12" style:family="text">
      <style:text-properties fo:font-variant="normal" fo:text-transform="none" fo:color="#0a0a0a"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0a0a0a" loext:opacity="100%" style:font-name="Liberation Serif" fo:font-size="12pt" fo:letter-spacing="normal" fo:font-style="normal" fo:font-weight="normal" officeooo:rsid="00089854" style:font-size-asian="12pt" style:font-size-complex="12pt"/>
    </style:style>
    <style:style style:name="T14" style:family="text">
      <style:text-properties fo:font-variant="normal" fo:text-transform="none" fo:color="#0a0a0a" loext:opacity="100%" style:font-name="Liberation Serif" fo:font-size="12pt" fo:letter-spacing="normal" fo:font-style="normal" fo:font-weight="normal" officeooo:rsid="0009f44f" style:font-size-asian="12pt" style:font-size-complex="12pt"/>
    </style:style>
    <style:style style:name="T15" style:family="text">
      <style:text-properties fo:font-variant="normal" fo:text-transform="none" fo:color="#0a0a0a" loext:opacity="100%" style:font-name="Liberation Serif" fo:font-size="12pt" fo:letter-spacing="normal" fo:font-style="normal" fo:font-weight="normal" officeooo:rsid="000b5bf1" style:font-size-asian="12pt" style:font-size-complex="12pt"/>
    </style:style>
    <style:style style:name="T16" style:family="text">
      <style:text-properties fo:font-variant="normal" fo:text-transform="none" fo:color="#0a0a0a" loext:opacity="100%" style:font-name="Liberation Serif" fo:font-size="12pt" fo:letter-spacing="normal" fo:font-style="normal" fo:font-weight="normal" officeooo:rsid="001160b2" style:font-size-asian="12pt" style:font-size-complex="12pt"/>
    </style:style>
    <style:style style:name="T17" style:family="text">
      <style:text-properties fo:font-variant="normal" fo:text-transform="none" fo:color="#0a0a0a" loext:opacity="100%" style:font-name="Liberation Serif" fo:font-size="12pt" fo:letter-spacing="normal" fo:font-style="normal" fo:font-weight="normal" officeooo:rsid="00133edd" style:font-size-asian="12pt" style:font-size-complex="12pt"/>
    </style:style>
    <style:style style:name="T18" style:family="text">
      <style:text-properties fo:font-variant="normal" fo:text-transform="none" fo:color="#0a0a0a" loext:opacity="100%" style:font-name="Liberation Serif" fo:font-size="12pt" fo:letter-spacing="normal" fo:font-style="normal" fo:font-weight="normal" officeooo:rsid="00145b7a" style:font-size-asian="12pt" style:font-size-complex="12pt"/>
    </style:style>
    <style:style style:name="T19" style:family="text">
      <style:text-properties fo:font-variant="normal" fo:text-transform="none" fo:color="#0a0a0a" loext:opacity="100%" style:font-name="Liberation Serif" fo:font-size="12pt" fo:letter-spacing="normal" fo:font-style="normal" fo:font-weight="normal" officeooo:rsid="00179f9c" style:font-size-asian="12pt" style:font-size-complex="12pt"/>
    </style:style>
    <style:style style:name="T20" style:family="text">
      <style:text-properties fo:font-variant="normal" fo:text-transform="none" fo:color="#0a0a0a" loext:opacity="100%" style:font-name="Liberation Serif" fo:font-size="12pt" fo:letter-spacing="normal" fo:font-style="normal" fo:font-weight="normal" officeooo:rsid="0018909e" style:font-size-asian="12pt" style:font-size-complex="12pt"/>
    </style:style>
    <style:style style:name="T21" style:family="text">
      <style:text-properties fo:font-variant="normal" fo:text-transform="none" fo:color="#0a0a0a" loext:opacity="100%" style:font-name="Liberation Serif" fo:font-size="12pt" fo:letter-spacing="normal" fo:font-style="normal" fo:font-weight="normal" style:font-size-asian="12pt" style:font-weight-asian="bold" style:font-size-complex="12pt" style:font-weight-complex="bold"/>
    </style:style>
    <style:style style:name="T22" style:family="text">
      <style:text-properties fo:font-variant="normal" fo:text-transform="none" fo:color="#0a0a0a" loext:opacity="100%" style:font-name="Liberation Serif" fo:font-size="12pt" fo:letter-spacing="normal" fo:font-style="normal" fo:font-weight="normal" officeooo:rsid="00133edd" style:font-size-asian="12pt" style:font-weight-asian="normal" style:font-size-complex="12pt" style:font-weight-complex="normal"/>
    </style:style>
    <style:style style:name="T23" style:family="text">
      <style:text-properties fo:font-variant="normal" fo:text-transform="none" fo:color="#0a0a0a" loext:opacity="100%" style:font-name="Liberation Serif" fo:font-size="12pt" fo:letter-spacing="normal" fo:font-style="normal" fo:font-weight="normal" fo:background-color="#ffff00" loext:char-shading-value="0" style:font-size-asian="12pt" style:font-size-complex="12pt"/>
    </style:style>
    <style:style style:name="T24" style:family="text">
      <style:text-properties fo:font-variant="normal" fo:text-transform="none" fo:color="#0a0a0a" loext:opacity="100%" style:font-name="Liberation Serif" fo:font-size="12pt" fo:letter-spacing="normal" fo:font-style="normal" fo:font-weight="normal" officeooo:rsid="00089854" fo:background-color="#ffff00" loext:char-shading-value="0" style:font-size-asian="12pt" style:font-size-complex="12pt"/>
    </style:style>
    <style:style style:name="T25" style:family="text">
      <style:text-properties fo:font-variant="normal" fo:text-transform="none" fo:color="#0a0a0a" loext:opacity="100%" style:font-name="Liberation Serif" fo:font-size="12pt" fo:letter-spacing="normal" fo:font-style="normal" fo:font-weight="normal" fo:background-color="#ffff00" loext:char-shading-value="0" style:font-size-asian="12pt" style:font-size-complex="12pt"/>
    </style:style>
    <style:style style:name="T26" style:family="text">
      <style:text-properties fo:font-variant="normal" fo:text-transform="none" fo:color="#0a0a0a" loext:opacity="100%" style:font-name="Liberation Serif" fo:font-size="12pt" fo:letter-spacing="normal" fo:font-style="normal" style:font-size-asian="12pt" style:font-size-complex="12pt"/>
    </style:style>
    <style:style style:name="T27" style:family="text">
      <style:text-properties fo:font-variant="normal" fo:text-transform="none" fo:color="#0a0a0a" loext:opacity="100%" style:font-name="Liberation Serif" fo:font-size="12pt" fo:letter-spacing="normal" fo:font-style="italic" fo:font-weight="normal" style:font-size-asian="12pt" style:font-size-complex="12pt"/>
    </style:style>
    <style:style style:name="T28" style:family="text">
      <style:text-properties fo:font-variant="normal" fo:text-transform="none" fo:color="#0a0a0a" loext:opacity="100%" style:font-name="Liberation Serif" fo:font-size="12pt" fo:letter-spacing="normal" fo:font-style="italic" fo:font-weight="normal" fo:background-color="#ffff00" loext:char-shading-value="0" style:font-size-asian="12pt" style:font-size-complex="12pt"/>
    </style:style>
    <style:style style:name="T29" style:family="text">
      <style:text-properties fo:font-variant="normal" fo:text-transform="none" fo:color="#0a0a0a" loext:opacity="100%" style:font-name="Liberation Serif" fo:font-size="24pt" fo:letter-spacing="normal" fo:font-style="normal" fo:font-weight="bold" style:font-size-asian="24pt" style:font-weight-asian="bold" style:font-size-complex="24pt" style:font-weight-complex="bold"/>
    </style:style>
    <style:style style:name="T30" style:family="text">
      <style:text-properties fo:font-variant="normal" fo:text-transform="none" fo:color="#0a0a0a" loext:opacity="100%" style:font-name="Liberation Serif" fo:font-size="20pt" fo:letter-spacing="normal" fo:font-style="normal" fo:font-weight="bold" style:font-size-asian="20pt" style:font-size-complex="20pt"/>
    </style:style>
    <style:style style:name="T31" style:family="text">
      <style:text-properties fo:font-variant="normal" fo:text-transform="none" fo:color="#0a0a0a" loext:opacity="100%" style:font-name="Liberation Serif" fo:font-size="20pt" fo:letter-spacing="normal" fo:font-style="normal" fo:font-weight="bold" style:font-size-asian="20pt" style:font-weight-asian="bold" style:font-size-complex="20pt" style:font-weight-complex="bold"/>
    </style:style>
    <style:style style:name="T32" style:family="text">
      <style:text-properties fo:font-variant="normal" fo:text-transform="none" fo:color="#0a0a0a" loext:opacity="100%" style:font-name="Liberation Serif" fo:font-size="20pt" fo:letter-spacing="normal" fo:font-style="normal" fo:font-weight="bold" officeooo:rsid="001160b2" style:font-size-asian="20pt" style:font-weight-asian="bold" style:font-size-complex="20pt" style:font-weight-complex="bold"/>
    </style:style>
    <style:style style:name="T33" style:family="text">
      <style:text-properties fo:font-variant="normal" fo:text-transform="none" fo:color="#0a0a0a" loext:opacity="100%" style:font-name="Liberation Serif"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4" style:family="text">
      <style:text-properties fo:font-variant="normal" fo:text-transform="none" fo:color="#0a0a0a" loext:opacity="100%" style:font-name="Liberation Serif" fo:font-size="20pt" fo:letter-spacing="normal" fo:font-style="normal" style:text-underline-style="none" fo:font-weight="bold" officeooo:rsid="000e3bad" style:font-size-asian="20pt" style:font-style-asian="normal" style:font-weight-asian="bold" style:font-size-complex="20pt" style:font-style-complex="normal" style:font-weight-complex="bold"/>
    </style:style>
    <style:style style:name="T35" style:family="text">
      <style:text-properties fo:font-variant="normal" fo:text-transform="none" fo:color="#0a0a0a" loext:opacity="100%" style:font-name="Liberation Serif"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6" style:family="text">
      <style:text-properties fo:font-variant="normal" fo:text-transform="none" fo:color="#0a0a0a" loext:opacity="100%" style:font-name="Liberation Serif" fo:font-size="20pt" fo:letter-spacing="normal" fo:font-style="normal" style:text-underline-style="none" fo:font-weight="normal" officeooo:rsid="000e3bad" style:font-size-asian="20pt" style:font-style-asian="normal" style:font-weight-asian="normal" style:font-size-complex="20pt" style:font-style-complex="normal" style:font-weight-complex="normal"/>
    </style:style>
    <style:style style:name="T37" style:family="text">
      <style:text-properties fo:font-variant="normal" fo:text-transform="none" fo:color="#0a0a0a" loext:opacity="100%" fo:letter-spacing="normal" fo:font-style="normal"/>
    </style:style>
    <style:style style:name="T38" style:family="text">
      <style:text-properties fo:font-variant="normal" fo:text-transform="none" fo:color="#0a0a0a" loext:opacity="100%" fo:letter-spacing="normal" fo:font-style="normal" fo:font-weight="normal"/>
    </style:style>
    <style:style style:name="T39" style:family="text">
      <style:text-properties fo:font-variant="normal" fo:text-transform="none" fo:color="#0a0a0a" loext:opacity="100%" fo:letter-spacing="normal" fo:font-style="normal" fo:font-weight="normal" officeooo:rsid="00089854"/>
    </style:style>
    <style:style style:name="T40" style:family="text">
      <style:text-properties fo:font-variant="normal" fo:text-transform="none" fo:color="#0a0a0a" loext:opacity="100%" fo:letter-spacing="normal" fo:font-style="normal" fo:font-weight="normal" style:font-weight-asian="bold" style:font-weight-complex="bold"/>
    </style:style>
    <style:style style:name="T41" style:family="text">
      <style:text-properties fo:font-variant="normal" fo:text-transform="none" fo:color="#0a0a0a" loext:opacity="100%" fo:letter-spacing="normal" fo:font-style="normal" fo:font-weight="normal" officeooo:rsid="000fd430" style:font-weight-asian="bold" style:font-weight-complex="bold"/>
    </style:style>
    <style:style style:name="T42" style:family="text">
      <style:text-properties fo:font-variant="normal" fo:text-transform="none" fo:color="#0a0a0a" loext:opacity="100%" fo:letter-spacing="normal" fo:font-style="normal" fo:font-weight="normal" officeooo:rsid="000e11f7" style:font-weight-asian="bold" style:font-weight-complex="bold"/>
    </style:style>
    <style:style style:name="T43" style:family="text">
      <style:text-properties fo:font-variant="normal" fo:text-transform="none" fo:color="#0a0a0a" loext:opacity="100%" fo:letter-spacing="normal" fo:font-style="normal" fo:font-weight="normal" fo:background-color="#ffff00" loext:char-shading-value="0"/>
    </style:style>
    <style:style style:name="T44" style:family="text">
      <style:text-properties fo:font-variant="normal" fo:text-transform="none" fo:color="#0a0a0a" loext:opacity="100%" fo:letter-spacing="normal" fo:font-style="normal" fo:font-weight="normal" officeooo:rsid="00145b7a"/>
    </style:style>
    <style:style style:name="T45" style:family="text">
      <style:text-properties fo:font-variant="normal" fo:text-transform="none" fo:color="#0a0a0a" loext:opacity="100%" fo:letter-spacing="normal" fo:font-style="normal" officeooo:rsid="00133edd"/>
    </style:style>
    <style:style style:name="T46" style:family="text">
      <style:text-properties fo:font-variant="normal" fo:text-transform="none" fo:color="#0a0a0a" loext:opacity="100%" fo:letter-spacing="normal" fo:font-style="normal" fo:font-weight="bold"/>
    </style:style>
    <style:style style:name="T47" style:family="text">
      <style:text-properties fo:font-variant="normal" fo:text-transform="none" fo:color="#0a0a0a" loext:opacity="100%" fo:letter-spacing="normal" fo:font-style="normal" fo:font-weight="bold" style:font-weight-asian="bold" style:font-weight-complex="bold"/>
    </style:style>
    <style:style style:name="T48" style:family="text">
      <style:text-properties fo:font-variant="normal" fo:text-transform="none" fo:color="#0a0a0a" loext:opacity="100%" fo:letter-spacing="normal" fo:font-style="normal" fo:font-weight="bold" officeooo:rsid="00197969" style:font-weight-asian="bold" style:font-weight-complex="bold"/>
    </style:style>
    <style:style style:name="T49" style:family="text">
      <style:text-properties fo:font-variant="normal" fo:text-transform="none" fo:color="#0a0a0a" loext:opacity="100%" fo:letter-spacing="normal" fo:font-style="italic" fo:font-weight="normal" style:font-style-asian="italic" style:font-style-complex="italic"/>
    </style:style>
    <style:style style:name="T50" style:family="text">
      <style:text-properties style:font-weight-asian="bold" style:font-weight-complex="bold"/>
    </style:style>
    <style:style style:name="T51" style:family="text">
      <style:text-properties officeooo:rsid="00133edd" style:font-weight-asian="bold" style:font-weight-complex="bold"/>
    </style:style>
    <style:style style:name="T52" style:family="text">
      <style:text-properties officeooo:rsid="0009f44f"/>
    </style:style>
    <style:style style:name="T53" style:family="text">
      <style:text-properties officeooo:rsid="000d7d7a"/>
    </style:style>
    <style:style style:name="T54" style:family="text">
      <style:text-properties style:text-position="sub 58%" style:font-name="Liberation Serif" fo:font-size="12pt" style:font-size-asian="12pt" style:font-size-complex="12pt"/>
    </style:style>
    <style:style style:name="T55" style:family="text">
      <style:text-properties fo:font-weight="bold" style:font-weight-asian="bold" style:font-weight-complex="bold"/>
    </style:style>
    <style:style style:name="T56" style:family="text">
      <style:text-properties fo:font-weight="bold" officeooo:rsid="000d7d7a" style:font-weight-asian="bold" style:font-weight-complex="bold"/>
    </style:style>
    <style:style style:name="T57" style:family="text">
      <style:text-properties fo:font-weight="bold" officeooo:rsid="00179f9c" style:font-weight-asian="bold" style:font-weight-complex="bold"/>
    </style:style>
    <style:style style:name="T58" style:family="text">
      <style:text-properties fo:font-weight="bold" officeooo:rsid="001160b2" style:font-weight-asian="bold" style:font-weight-complex="bold"/>
    </style:style>
    <style:style style:name="T59" style:family="text">
      <style:text-properties style:font-name="Liberation Serif" fo:font-size="12pt" style:font-size-asian="12pt" style:font-size-complex="12pt"/>
    </style:style>
    <style:style style:name="T60" style:family="text">
      <style:text-properties style:font-name="Liberation Serif" fo:font-size="12pt" officeooo:rsid="000d7d7a" style:font-size-asian="12pt" style:font-size-complex="12pt"/>
    </style:style>
    <style:style style:name="T61" style:family="text">
      <style:text-properties style:font-name="Liberation Serif" fo:font-size="12pt" fo:font-weight="normal" style:font-size-asian="12pt" style:font-size-complex="12pt"/>
    </style:style>
    <style:style style:name="T62" style:family="text">
      <style:text-properties style:font-name="Liberation Serif" fo:font-size="12pt" fo:background-color="#ffff00" loext:char-shading-value="0" style:font-size-asian="12pt" style:font-size-complex="12pt"/>
    </style:style>
    <style:style style:name="T63" style:family="text">
      <style:text-properties style:font-name="Liberation Serif" fo:font-size="12pt" fo:background-color="#ffff00" loext:char-shading-value="0" style:font-size-asian="12pt" style:font-size-complex="12pt"/>
    </style:style>
    <style:style style:name="T64" style:family="text">
      <style:text-properties officeooo:rsid="001160b2"/>
    </style:style>
    <style:style style:name="T65" style:family="text">
      <style:text-properties fo:font-size="12pt" style:font-size-asian="12pt" style:font-size-complex="12pt"/>
    </style:style>
    <style:style style:name="T66" style:family="text">
      <style:text-properties fo:font-size="12pt" officeooo:rsid="000d7d7a" style:font-size-asian="12pt" style:font-size-complex="12pt"/>
    </style:style>
    <style:style style:name="T67" style:family="text">
      <style:text-properties officeooo:rsid="00157c14"/>
    </style:style>
    <style:style style:name="T68" style:family="text">
      <style:text-properties officeooo:rsid="00197969"/>
    </style:style>
    <style:style style:name="T69" style:family="text">
      <style:text-properties officeooo:rsid="001a3b2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Strong_20_Emphasis"><text:span text:style-name="T29">5.5 Implementación del programa de auditoría</text:span></text:span></text:p>
      <text:p text:style-name="P16"><text:span text:style-name="T38">Una vez que tenemos el programa (el "qué", "cuándo" y "con qué recursos"), llega la fase de ejecución.</text:span> </text:p>
      <text:p text:style-name="P14">5.5.1 Generalidades</text:p>
      <text:p text:style-name="P23"><text:span text:style-name="T12">Este subapartado establece que, una vez definido el programa, la organización debe pasar a la acción. No se trata solo de que los auditores empiecen a trabajar, sino de que el </text:span><text:span text:style-name="Strong_20_Emphasis"><text:span text:style-name="T5">gestor del programa </text:span></text:span><text:span text:style-name="T12">active una serie de pasos sistemáticos.</text:span></text:p>
      <text:p text:style-name="P12">Para que la implementación sea exitosa, el gestor debe asegurar estos 3 pilares:</text:p>
      <text:p text:style-name="P8">1. La "Activación" de cada auditoría</text:p>
      <text:p text:style-name="P12">Cada auditoría individual dentro del programa debe ser iniciada formalmente. Esto implica:</text:p>
      <text:list text:style-name="L1">
        <text:list-item>
          <text:p text:style-name="P38">Comunicar los objetivos específicos a los involucrados.</text:p>
        </text:list-item>
        <text:list-item>
          <text:p text:style-name="P38">Asegurar que el equipo auditor tiene todo lo necesario (documentación, accesos, herramientas tecnológicas).</text:p>
        </text:list-item>
      </text:list>
      <text:p text:style-name="P33">2. El flujo de información</text:p>
      <text:p text:style-name="P39">El gestor debe garantizar que existe un canal de comunicación abierto entre:</text:p>
      <text:list text:style-name="L2">
        <text:list-item>
          <text:p text:style-name="P41">El cliente de la auditoría (la dirección).</text:p>
        </text:list-item>
        <text:list-item>
          <text:p text:style-name="P41">El equipo auditor (los que evalúan).</text:p>
        </text:list-item>
        <text:list-item>
          <text:p text:style-name="P41">El auditado (la planta de alimentos).</text:p>
        </text:list-item>
      </text:list>
      <text:p text:style-name="P33">3. La supervisión constante</text:p>
      <text:p text:style-name="P39">Las generalidades de la implementación exigen que el gestor supervise que:</text:p>
      <text:list text:style-name="L3">
        <text:list-item>
          <text:p text:style-name="P42">Se cumplen los plazos establecidos.</text:p>
        </text:list-item>
        <text:list-item>
          <text:p text:style-name="P42">Se están cubriendo los puntos críticos de inocuidad definidos en el alcance.</text:p>
        </text:list-item>
        <text:list-item>
          <text:p text:style-name="P37">Se seleccionan auditores competentes.</text:p>
        </text:list-item>
      </text:list>
      <text:p text:style-name="P1"/>
      <text:p text:style-name="P31">Ejemplo práctico:</text:p>
      <text:p text:style-name="P4"><text:span text:style-name="T38">En una fábrica de embutidos, la implementación significa que el gestor avisa al jefe de producción que el martes vendrá el equipo auditor, confirma que el auditor experto en </text:span><text:span text:style-name="T49">Listeria</text:span><text:span text:style-name="T38"> tiene su bata y termómetro listos, y se asegura de que la dirección sabe que los resultados del informe se entregarán el viernes".</text:span></text:p>
      <text:p text:style-name="P49"><text:span text:style-name="T26">Punto clave:</text:span></text:p>
      <text:p text:style-name="P79"><text:span text:style-name="T12">En la implementación, el gestor debe estar atento a los </text:span><text:span text:style-name="Strong_20_Emphasis"><text:span text:style-name="T5">cambios de última hora</text:span></text:span><text:span text:style-name="T12">. Si el día de la auditoría hay una crisis de inocuidad (ej. una rotura de stock por producto contaminado), el punto 5.5.1 le da la autoridad para ajustar la implementación y dar prioridad a la gestión de esa crisis.</text:span></text:p>
      <text:p text:style-name="P25"><text:soft-page-break/><text:span text:style-name="Strong_20_Emphasis"><text:span text:style-name="T30">5.5.2 Establecimiento de los objetivos, el alcance y los criterios para cada auditoría individual</text:span></text:span></text:p>
      <text:p text:style-name="P28"><text:span text:style-name="T12">En el apartado </text:span><text:span text:style-name="Strong_20_Emphasis"><text:span text:style-name="T5">5.5.2 Establecimiento de los objetivos, el alcance y los criterios para cada auditoría individual</text:span></text:span><text:span text:style-name="T12">, pasamos de la visión general de todo el año a la </text:span><text:span text:style-name="Strong_20_Emphasis"><text:span text:style-name="T5">planificación de una visita específica</text:span></text:span><text:span text:style-name="T12">.</text:span></text:p>
      <text:p text:style-name="P28"><text:span text:style-name="T12">Para cada intervención, el gestor del programa debe dejar claros estos tres conceptos, asegurándose de que sean coherentes con los objetivos globales:</text:span></text:p>
      <text:p text:style-name="P17"><text:span text:style-name="T47">1. Objetivos de la auditoría:</text:span><text:span text:style-name="T38"> </text:span><text:span text:style-name="T39">Definen qué es lo que se va a lograr con la auditoría individual.</text:span></text:p>
      <text:p text:style-name="P54"><text:span text:style-name="T47">2. Alcance de la auditoría:</text:span><text:span text:style-name="T38"> </text:span><text:span text:style-name="T39">El alcance de la auditoría debería ser coherente con el programa y objetivos de la auditoría.</text:span></text:p>
      <text:p text:style-name="P54"><text:span text:style-name="T47">3. Criterios de auditoría:</text:span><text:span text:style-name="T38"> </text:span><text:span text:style-name="T39">Los criterios de auditoría se utilizan como referencia frente a la cual se determina la conformidad (ej. políticas, requisitos del sistema de gestión, requisitos legales y reglamentarios, etc.).</text:span></text:p>
      <text:p text:style-name="P55"><text:span text:style-name="T39">En</text:span><text:span text:style-name="T38"> otras palabras:</text:span></text:p>
      <text:p text:style-name="P5"><text:span text:style-name="T38">“El auditor necesita saber exactamente dónde debe poner el ojo (Alcance), qué está buscando encontrar (Objetivos) y qué reglas debe </text:span><text:span text:style-name="T39">aplicar</text:span><text:span text:style-name="T38"> (Criterios)".</text:span></text:p>
      <text:p text:style-name="P46">¿Por qué es vital este punto?</text:p>
      <text:p text:style-name="P40">Porque en la industria alimentaria actual, las auditorías son cada vez más técnicas. Si no se definen estos puntos para cada visita:</text:p>
      <text:list xml:id="list1276862745" text:style-name="L25">
        <text:list-item>
          <text:p text:style-name="P45">El auditor pierde tiempo en áreas que no son críticas.</text:p>
        </text:list-item>
        <text:list-item>
          <text:p text:style-name="P45">El auditado (la planta) se confunde sobre qué documentos debe preparar.</text:p>
        </text:list-item>
        <text:list-item>
          <text:p text:style-name="P45">Se pueden pasar por alto riesgos nuevos.</text:p>
        </text:list-item>
      </text:list>
      <text:p text:style-name="P52"><text:span text:style-name="T43">Resumen para el alumno:</text:span></text:p>
      <text:p text:style-name="P67"><text:span text:style-name="T23">"El 5.5.2 garantiza que cada auditoría tenga un </text:span><text:span text:style-name="Strong_20_Emphasis"><text:span text:style-name="T10">propósito definido</text:span></text:span><text:span text:style-name="T23">. Sin objetivos, alcance y criterios claros para cada visita, la auditoría carece de rigor técnico y se convierte en una inspección superficial".</text:span></text:p>
      <text:p text:style-name="P24"><text:span text:style-name="Strong_20_Emphasis"><text:span text:style-name="T31">5.5.3 Selección y determinación de los métodos de auditoría</text:span></text:span></text:p>
      <text:p text:style-name="P13">El gestor debe evaluar cada situación y elegir el método (o combinación de ellos) más eficaz. <text:span text:style-name="T67">Los métodos de auditoría dependen de</text:span> estas tres decisiones:</text:p>
      <text:p text:style-name="P9">1. ¿Presencial, Remota o Mixta (Híbrida)?</text:p>
      <text:list text:style-name="L5">
        <text:list-item>
          <text:p text:style-name="P69"><text:span text:style-name="Strong_20_Emphasis"><text:span text:style-name="T5">Presencial: </text:span></text:span><text:span text:style-name="T12">Esencial para ver la higiene real, </text:span><text:span text:style-name="T13">observar</text:span><text:span text:style-name="T12"> posibles desviaciones o el comportamiento del personal en la línea de producción.</text:span></text:p>
        </text:list-item>
        <text:list-item>
          <text:p text:style-name="P69"><text:soft-page-break/><text:span text:style-name="Strong_20_Emphasis"><text:span text:style-name="T5">Remota: </text:span></text:span><text:span text:style-name="T12">Muy útil para revisar documentos (planes APPCC, registros de formación) antes de ir a la planta.</text:span></text:p>
        </text:list-item>
        <text:list-item>
          <text:p text:style-name="P69"><text:span text:style-name="Strong_20_Emphasis"><text:span text:style-name="T5">Híbrida: </text:span></text:span><text:span text:style-name="T12">La tendencia en </text:span><text:span text:style-name="T13">la actualidad</text:span><text:span text:style-name="T12">. Revisas la "burocracia" desde la oficina y vas a la planta solo a lo crítico (ver los PCC </text:span><text:span text:style-name="T13">y PPRO</text:span><text:span text:style-name="T12"> en acción).</text:span></text:p>
        </text:list-item>
      </text:list>
      <text:p text:style-name="P32">2. Grado de Interacción</text:p>
      <text:list text:style-name="L6">
        <text:list-item>
          <text:p text:style-name="P70"><text:span text:style-name="Strong_20_Emphasis"><text:span text:style-name="T5">Con interacción: </text:span></text:span><text:span text:style-name="T12">Entrevistas y cuestionarios. (Fundamental para evaluar la </text:span><text:span text:style-name="Emphasis"><text:span text:style-name="T27">Cultura de Inocuidad</text:span></text:span><text:span text:style-name="T12">).</text:span></text:p>
        </text:list-item>
        <text:list-item>
          <text:p text:style-name="P70"><text:span text:style-name="Strong_20_Emphasis"><text:span text:style-name="T5">Sin interacción: </text:span></text:span><text:span text:style-name="T12">Observación directa de los procesos, revisión de datos de sensores de temperatura en tiempo real o muestreo de productos.</text:span></text:p>
        </text:list-item>
      </text:list>
      <text:p text:style-name="P31">3. El uso de la tecnología (TICS)</text:p>
      <text:p text:style-name="P39">El gestor debe asegurar que, si usa métodos remotos, la tecnología no sea un obstáculo.</text:p>
      <text:p text:style-name="P1"/>
      <text:p text:style-name="P47">Ejemplos prácticos:</text:p>
      <text:p text:style-name="P68"><text:span text:style-name="Strong_20_Emphasis"><text:span text:style-name="T5">Escenario A (Auditoría de un proveedor de materias primas en otro continente): </text:span></text:span><text:span text:style-name="T12">El gestor elige un </text:span><text:span text:style-name="Strong_20_Emphasis"><text:span text:style-name="T5">método remoto </text:span></text:span><text:span text:style-name="T12">con revisión de certificados de laboratorio en la nube y una videollamada para entrevistar al responsable de calidad.</text:span></text:p>
      <text:p text:style-name="P68"><text:span text:style-name="Strong_20_Emphasis"><text:span text:style-name="T5">Escenario B (Auditoría de </text:span></text:span><text:span text:style-name="Strong_20_Emphasis"><text:span text:style-name="T6">h</text:span></text:span><text:span text:style-name="Strong_20_Emphasis"><text:span text:style-name="T5">igiene y limpieza de fin de semana): </text:span></text:span><text:span text:style-name="T12">El gestor elige un </text:span><text:span text:style-name="Strong_20_Emphasis"><text:span text:style-name="T5">método presencial sin interacción</text:span></text:span><text:span text:style-name="T12">, donde el auditor se queda observando cómo se desmontan y desinfectan las máquinas sin interrumpir a los operarios.</text:span></text:p>
      <text:p text:style-name="P1"/>
      <text:p text:style-name="P36">Mensaje clave:</text:p>
      <text:p text:style-name="P6"><text:span text:style-name="T23">“Según el punto 5.5.3, el gestor debe preguntarse: </text:span><text:span text:style-name="Emphasis"><text:span text:style-name="T28">'¿Cuál es la mejor forma de obtener una prueba real de que este alimento es seguro?'</text:span></text:span><text:span text:style-name="T23">. A veces será mirando un sensor digital de temperatura (remoto) y otras veces será </text:span><text:span text:style-name="T24">viendo presencialmente</text:span><text:span text:style-name="T23"> la superficie de una cinta transportadora (presencial)".</text:span></text:p>
      <text:p text:style-name="P48"><text:span text:style-name="T52">Ejercicio práctico</text:span>:</text:p>
      <text:p text:style-name="P67"><text:span text:style-name="T3">Pregunta:</text:span><text:span text:style-name="Emphasis"><text:span text:style-name="T27">"Si queremos auditar si los operarios cumplen el lavado de manos, ¿qué método es mejor: una entrevista programada o la observación directa sin interacción?"</text:span></text:span></text:p>
      <text:p text:style-name="P68"><text:span text:style-name="Strong_20_Emphasis"><text:span text:style-name="T5">Respuesta: </text:span></text:span><text:span text:style-name="T12">La observación directa sin interacción, </text:span><text:span text:style-name="T19">situándose el auditor</text:span><text:span text:style-name="T12"> </text:span><text:span text:style-name="T14">en una zona alta o alejada</text:span><text:span text:style-name="T12"> (para evitar el "efecto auditor", donde todos se lavan bien las manos solo porque saben que </text:span><text:span text:style-name="T15">el auditor está cerca</text:span><text:span text:style-name="T12">).</text:span></text:p>
      <text:p text:style-name="P85"><text:span text:style-name="Strong_20_Emphasis"><text:span text:style-name="T31">5.5.4 Selección de los miembros del equipo auditor</text:span></text:span><text:span text:style-name="T2"/></text:p>
      <text:p text:style-name="P71"><text:soft-page-break/><text:span text:style-name="T21">El apartado </text:span><text:span text:style-name="Strong_20_Emphasis"><text:span text:style-name="T12">5.5.4 Selección de los miembros del equipo auditor </text:span></text:span><text:span text:style-name="T21">es, probablemente, el punto más crítico para garantizar que una auditoría de </text:span><text:span text:style-name="Strong_20_Emphasis"><text:span text:style-name="T12">ISO 22000 </text:span></text:span><text:span text:style-name="T21">sea útil y no un simple trámite. Aquí es donde el gestor decide quiénes serán sus "ojos y oídos" en la planta. </text:span></text:p>
      <text:p text:style-name="P71"><text:span text:style-name="T21">El gestor del programa debe designar a los auditores basándose en su </text:span><text:span text:style-name="Strong_20_Emphasis"><text:span text:style-name="T26">competencia</text:span></text:span><text:span text:style-name="T21">. Para una auditoría de inocuidad, esto implica un equilibrio entre habilidades de auditoría y conocimientos científicos.</text:span></text:p>
      <text:p text:style-name="P18"><text:span text:style-name="T42">En caso de que sólo haya un único auditor, este debería realizar todas las tareas aplicables a un líder de equipo auditor.</text:span></text:p>
      <text:p text:style-name="P19">Al seleccionar al equipo, el gestor debe considerar:</text:p>
      <text:p text:style-name="P21">1. Competencia <text:span text:style-name="T53">t</text:span>écnica</text:p>
      <text:p text:style-name="P29"><text:span text:style-name="T59">No basta con saber auditar (ISO 19011); el equipo debe entender el proceso alimentario específico. Si el equipo auditor no tiene ese conocimiento, el gestor debe incluir a un </text:span><text:span text:style-name="Strong_20_Emphasis"><text:span text:style-name="T60">e</text:span></text:span><text:span text:style-name="Strong_20_Emphasis"><text:span text:style-name="T59">xperto </text:span></text:span><text:span text:style-name="Strong_20_Emphasis"><text:span text:style-name="T60">t</text:span></text:span><text:span text:style-name="Strong_20_Emphasis"><text:span text:style-name="T59">écnico</text:span></text:span><text:span text:style-name="T59"> (que asesora, pero no audita).</text:span></text:p>
      <text:p text:style-name="P29"><text:span text:style-name="Emphasis"><text:span text:style-name="T59">Ejemplo:</text:span></text:span><text:span text:style-name="T59"> Si auditas una planta de </text:span><text:span text:style-name="Strong_20_Emphasis"><text:span text:style-name="T59">productos liofilizados</text:span></text:span><text:span text:style-name="T59">, </text:span><text:span text:style-name="T60">se </text:span><text:span text:style-name="T59">necesita a alguien que entienda la actividad de agua (𝑎</text:span><text:span text:style-name="T54">𝑤</text:span><text:span text:style-name="T59">) y el control de patógenos en ambientes secos.</text:span></text:p>
      <text:p text:style-name="P62">2. Independencia y <text:span text:style-name="T53">o</text:span>bjetividad</text:p>
      <text:p text:style-name="P85"><text:span text:style-name="T59">Para cumplir con los principios del Capítulo 4, el auditor </text:span><text:span text:style-name="Strong_20_Emphasis"><text:span text:style-name="T59">no debe auditar su propio trabajo</text:span></text:span><text:span text:style-name="T59">.</text:span></text:p>
      <text:p text:style-name="P85"><text:span text:style-name="Emphasis"><text:span text:style-name="T59">En ISO 22000:</text:span></text:span><text:span text:style-name="T59"> El Líder del Equipo de Inocuidad no debería auditar el diseño del Plan APPCC que él mismo creó. Se busca a alguien de otro departamento o a un auditor externo.</text:span></text:p>
      <text:p text:style-name="P62">3. Capacidad del <text:span text:style-name="T53">e</text:span>quipo</text:p>
      <text:p text:style-name="P86"><text:span text:style-name="T59">Dependiendo de la complejidad (alcance del 5.5.2), el gestor decide si envía a una sola persona o a un equipo. En auditorías grandes, se nombra a un </text:span><text:span text:style-name="Strong_20_Emphasis"><text:span text:style-name="T60">l</text:span></text:span><text:span text:style-name="Strong_20_Emphasis"><text:span text:style-name="T59">íder del </text:span></text:span><text:span text:style-name="Strong_20_Emphasis"><text:span text:style-name="T60">e</text:span></text:span><text:span text:style-name="Strong_20_Emphasis"><text:span text:style-name="T59">quipo </text:span></text:span><text:span text:style-name="Strong_20_Emphasis"><text:span text:style-name="T60">a</text:span></text:span><text:span text:style-name="Strong_20_Emphasis"><text:span text:style-name="T59">uditor</text:span></text:span><text:span text:style-name="T59">, quien coordina a los demás.</text:span></text:p>
      <text:p text:style-name="P64"><text:span text:style-name="T55">4. Habilidades </text:span><text:span text:style-name="T56">b</text:span><text:span text:style-name="T55">landas (Soft Skills</text:span><text:span text:style-name="T56">)</text:span></text:p>
      <text:p text:style-name="P64"><text:span text:style-name="T66">Actualmente</text:span><text:span text:style-name="T65"> se valora mucho la capacidad de comunicación. El auditor debe ser capaz de entrevistar a un operario de línea sin intimidarlo (para evitar el "efecto auditor" que vimos antes) y de debatir técnicamente con la gerencia.</text:span></text:p>
      <text:p text:style-name="P64"><text:span text:style-name="T57">Diferencia entre auditor y experto técnico:</text:span></text:p>
      <text:p text:style-name="P64"><text:span text:style-name="T65">Es </text:span><text:span text:style-name="T66">importante</text:span><text:span text:style-name="T65"> </text:span><text:span text:style-name="T66">conocer</text:span><text:span text:style-name="T65"> la diferencia </text:span><text:span text:style-name="T66">entre</text:span><text:span text:style-name="T65">:</text:span></text:p>
      <text:list text:style-name="L7">
        <text:list-item>
          <text:p text:style-name="P87"><text:span text:style-name="Strong_20_Emphasis"><text:span text:style-name="T59">Auditor:</text:span></text:span><text:span text:style-name="T59"> Sabe de la norma ISO 22000 y de las técnicas de auditoría (19011).</text:span></text:p>
        </text:list-item>
        <text:list-item>
          <text:p text:style-name="P88"><text:span text:style-name="Strong_20_Emphasis"><text:span text:style-name="T59">Experto </text:span></text:span><text:span text:style-name="Strong_20_Emphasis"><text:span text:style-name="T60">t</text:span></text:span><text:span text:style-name="Strong_20_Emphasis"><text:span text:style-name="T59">écnico:</text:span></text:span><text:span text:style-name="T59"> Es el especialista en la materia (ej. un microbiólogo experto en </text:span><text:span text:style-name="Emphasis"><text:span text:style-name="T59">Cronobacter</text:span></text:span><text:span text:style-name="T59"> para leche infantil).</text:span></text:p>
        </text:list-item>
      </text:list>
      <text:p text:style-name="P89"><text:span text:style-name="Strong_20_Emphasis"><text:span text:style-name="T59">Regla de oro:</text:span></text:span><text:span text:style-name="T59"> El experto técnico </text:span><text:span text:style-name="Strong_20_Emphasis"><text:span text:style-name="T59">no es un auditor</text:span></text:span><text:span text:style-name="T59">. No puede tomar decisiones sobre hallazgos por su cuenta; su función es dar soporte técnico al auditor para que este no sea engañado por explicaciones técnicas erróneas del auditado.</text:span></text:p>
      <text:p text:style-name="P65"><text:span text:style-name="T56">Conflicto de intereses</text:span></text:p>
      <text:p text:style-name="P61"><text:soft-page-break/>Durante la auditoría pueden ser necesarios cambios en la composición del equipo auditor, por ejemplo, si surge un conflicto de intereses o un problema de competencia.</text:p>
      <text:p text:style-name="P3"/>
      <text:p text:style-name="P63">Ejemplo práctico:</text:p>
      <text:p text:style-name="P7"><text:span text:style-name="T59">"Si tenemos que auditar la </text:span><text:span text:style-name="Strong_20_Emphasis"><text:span text:style-name="T59">ciberseguridad de los registros de temperatura</text:span></text:span><text:span text:style-name="T59"> en una fábrica automatizada (Tendencia 2026), el gestor puede seleccionar a un auditor de calidad alimentaria y apoyarlo con un experto en sistemas informáticos. Juntos aseguran que los datos de inocuidad no hayan sido manipulados".</text:span></text:p>
      <text:p text:style-name="P60">Resumen:</text:p>
      <text:p text:style-name="P90"><text:span text:style-name="T63">"Seleccionar al equipo no es repartir tareas al azar. Es asegurar que el grupo tiene el </text:span><text:span text:style-name="Strong_20_Emphasis"><text:span text:style-name="T63">conocimiento técnico</text:span></text:span><text:span text:style-name="T63"> para detectar un peligro real de inocuidad y la </text:span><text:span text:style-name="Strong_20_Emphasis"><text:span text:style-name="T63">independencia</text:span></text:span><text:span text:style-name="T63"> para reportarlo sin miedo".</text:span></text:p>
      <text:p text:style-name="P53"/>
      <text:p text:style-name="P72"><text:span text:style-name="Strong_20_Emphasis"><text:span text:style-name="T33">5.5.5 Asignación</text:span></text:span><text:span text:style-name="Strong_20_Emphasis"><text:span text:style-name="T35"> </text:span></text:span><text:span text:style-name="Strong_20_Emphasis"><text:span text:style-name="T33">de</text:span></text:span><text:span text:style-name="Strong_20_Emphasis"><text:span text:style-name="T35"> </text:span></text:span><text:span text:style-name="Strong_20_Emphasis"><text:span text:style-name="T33">responsabilidades</text:span></text:span><text:span text:style-name="Strong_20_Emphasis"><text:span text:style-name="T35"> </text:span></text:span><text:span text:style-name="Strong_20_Emphasis"><text:span text:style-name="T33">al</text:span></text:span><text:span text:style-name="Strong_20_Emphasis"><text:span text:style-name="T35"> </text:span></text:span><text:span text:style-name="Strong_20_Emphasis"><text:span text:style-name="T33">líder</text:span></text:span><text:span text:style-name="Strong_20_Emphasis"><text:span text:style-name="T35"> </text:span></text:span><text:span text:style-name="Strong_20_Emphasis"><text:span text:style-name="T33">del</text:span></text:span><text:span text:style-name="Strong_20_Emphasis"><text:span text:style-name="T35"> </text:span></text:span><text:span text:style-name="Strong_20_Emphasis"><text:span text:style-name="T33">equipo</text:span></text:span><text:span text:style-name="Strong_20_Emphasis"><text:span text:style-name="T35"> </text:span></text:span><text:span text:style-name="Strong_20_Emphasis"><text:span text:style-name="T33">auditor</text:span></text:span><text:span text:style-name="Strong_20_Emphasis"><text:span text:style-name="T35"> </text:span></text:span><text:span text:style-name="Strong_20_Emphasis"><text:span text:style-name="T34">para</text:span></text:span><text:span text:style-name="Strong_20_Emphasis"><text:span text:style-name="T36"> </text:span></text:span><text:span text:style-name="Strong_20_Emphasis"><text:span text:style-name="T34">una</text:span></text:span><text:span text:style-name="Strong_20_Emphasis"><text:span text:style-name="T36"> </text:span></text:span><text:span text:style-name="Strong_20_Emphasis"><text:span text:style-name="T34">auditoría</text:span></text:span><text:span text:style-name="Strong_20_Emphasis"><text:span text:style-name="T36"> </text:span></text:span><text:span text:style-name="Strong_20_Emphasis"><text:span text:style-name="T34">individual</text:span></text:span></text:p>
      <text:p text:style-name="P50"><text:span text:style-name="T40">En este apartado se explica que el gestor o gestores del programa deberían asignar, a una auditoría individual, un líder del equipo auditor que sea responsable de la misma.</text:span></text:p>
      <text:p text:style-name="P50"><text:span text:style-name="T40">La asignación debe hacerse con tiempo y con la siguiente información de la auditoría:</text:span></text:p>
      <text:list text:style-name="L9">
        <text:list-item>
          <text:p text:style-name="P51"><text:span text:style-name="T40">Los objetivos, criterios y alcance.</text:span></text:p>
        </text:list-item>
        <text:list-item>
          <text:p text:style-name="P51"><text:span text:style-name="T40">Los procesos y métodos.</text:span></text:p>
        </text:list-item>
        <text:list-item>
          <text:p text:style-name="P51"><text:span text:style-name="T40">La composición del equipo auditor.</text:span></text:p>
        </text:list-item>
        <text:list-item>
          <text:p text:style-name="P51"><text:span text:style-name="T40">Los detalles de contacto del auditado, ubicaciones, etc.</text:span></text:p>
        </text:list-item>
        <text:list-item>
          <text:p text:style-name="P51"><text:span text:style-name="T40">La información para evaluar riesgos y oportunidades relacionados con la auditoría.</text:span></text:p>
        </text:list-item>
        <text:list-item>
          <text:p text:style-name="P51"><text:span text:style-name="T40">Cualquier acuerdo sobre seguridad, salud y medio ambiente.</text:span></text:p>
        </text:list-item>
        <text:list-item>
          <text:p text:style-name="P56"><text:span text:style-name="T41">La coordinación con otras actividades de auditoría.</text:span></text:p>
        </text:list-item>
      </text:list>
      <text:p text:style-name="P2"/>
      <text:p text:style-name="P57"><text:span text:style-name="T58">Ejemplo de responsabilidad del líder:</text:span><text:span text:style-name="T64"> </text:span><text:span text:style-name="T38">Si el líder detecta un peligro inminente (ej. contaminación cruzada masiva), su responsabilidad asignada en el 5.5.5 es detener la auditoría y avisar inmediatamente al gestor del programa y a la dirección de la planta.</text:span><text:span text:style-name="T2"/></text:p>
      <text:p text:style-name="P80"><text:span text:style-name="Strong_20_Emphasis"><text:span text:style-name="T32">5.5.6 Gestión de los resultados del programa</text:span></text:span><text:span text:style-name="T2"/></text:p>
      <text:p text:style-name="P80"><text:span text:style-name="T16">El apartado </text:span><text:span text:style-name="Strong_20_Emphasis"><text:span text:style-name="T16">5.5.6 Gestión de los resultados del programa </text:span></text:span><text:span text:style-name="T16">es el control de calidad interno de la propia gestión de auditorías. Es el filtro que asegura que la auditoría no termine cuando el auditor sale de la fábrica, sino cuando el problema se resuelve.</text:span><text:span text:style-name="T2"/></text:p>
      <text:p text:style-name="P11">En este punto, el gestor del programa actúa como un analista. Su trabajo es procesar la información para que sea útil para la inocuidad alimentaria:<text:span text:style-name="T2"/></text:p>
      <text:p text:style-name="P20"><text:soft-page-break/><text:span text:style-name="T37">1. Evaluación del cumplimiento de objetivos</text:span><text:span text:style-name="T2"/></text:p>
      <text:p text:style-name="P26"><text:span text:style-name="T12">No basta con terminar la auditoría. El gestor debe preguntar: </text:span><text:span text:style-name="Emphasis"><text:span text:style-name="T27">¿Se logró lo que queríamos?</text:span></text:span><text:span text:style-name="T2"/></text:p>
      <text:p text:style-name="P68"><text:span text:style-name="Strong_20_Emphasis"><text:span text:style-name="T5">Ejemplo: </text:span></text:span><text:span text:style-name="T12">Si el objetivo era "Verificar la ausencia de alérgenos no declarados" y el informe no habla de alérgenos, el gestor debe rechazar esa gestión porque no cumplió su misión.</text:span><text:span text:style-name="T2"/></text:p>
      <text:p text:style-name="P32">2. Revisión y aprobación de informes<text:span text:style-name="T2"/></text:p>
      <text:p text:style-name="P39">El gestor <text:span text:style-name="T64">d</text:span>ebe asegurar que:<text:span text:style-name="T2"/></text:p>
      <text:list xml:id="list3417115716" text:style-name="L15">
        <text:list-item>
          <text:p text:style-name="P43">Los hallazgos sean claros y se basen en evidencias (según el Anexo A.5 que vimos).<text:span text:style-name="T2"/></text:p>
        </text:list-item>
        <text:list-item>
          <text:p text:style-name="P43">El lenguaje sea profesional. No es lo mismo poner "la planta está sucia" que "se observa acumulación de materia orgánica en el rodillo de la cinta B, incumpliendo el POES 04".<text:span text:style-name="T2"/></text:p>
        </text:list-item>
      </text:list>
      <text:p text:style-name="P32">3. Revisión de la eficacia de las acciones<text:span text:style-name="T2"/></text:p>
      <text:p text:style-name="P39">Este es el punto más crítico para la seguridad alimentaria. Si el auditor encontró una No Conformidad (ej. un sensor de temperatura descalibrado), el gestor debe verificar:<text:span text:style-name="T2"/></text:p>
      <text:list xml:id="list474555704" text:style-name="L16">
        <text:list-item>
          <text:p text:style-name="P73"><text:span text:style-name="T12">Que se tomó una </text:span><text:span text:style-name="Strong_20_Emphasis"><text:span text:style-name="T5">acción correctiva</text:span></text:span><text:span text:style-name="T12">.</text:span><text:span text:style-name="T2"/></text:p>
        </text:list-item>
        <text:list-item>
          <text:p text:style-name="P73"><text:span text:style-name="T12">Que esa acción </text:span><text:span text:style-name="Strong_20_Emphasis"><text:span text:style-name="T5">realmente funcionó </text:span></text:span><text:span text:style-name="T12">(Eficacia). Si el sensor se vuelve a descalibrar al mes, la acción no fue eficaz.</text:span><text:span text:style-name="T2"/></text:p>
        </text:list-item>
      </text:list>
      <text:p text:style-name="P33">4. Distribución de informes a las partes interesadas<text:span text:style-name="T2"/></text:p>
      <text:p text:style-name="P39">El informe no es un secreto. Debe llegar a:<text:span text:style-name="T2"/></text:p>
      <text:list text:style-name="L26">
        <text:list-item>
          <text:p text:style-name="P83"><text:span text:style-name="Strong_20_Emphasis"><text:span text:style-name="T5">La </text:span></text:span><text:span text:style-name="Strong_20_Emphasis"><text:span text:style-name="T7">a</text:span></text:span><text:span text:style-name="Strong_20_Emphasis"><text:span text:style-name="T5">lta </text:span></text:span><text:span text:style-name="Strong_20_Emphasis"><text:span text:style-name="T7">d</text:span></text:span><text:span text:style-name="Strong_20_Emphasis"><text:span text:style-name="T5">irección: </text:span></text:span><text:span text:style-name="T12">Para que sepan si hay riesgos legales o de marca.</text:span><text:span text:style-name="T2"/></text:p>
        </text:list-item>
        <text:list-item>
          <text:p text:style-name="P83"><text:span text:style-name="Strong_20_Emphasis"><text:span text:style-name="T5">Los responsables de área: </text:span></text:span><text:span text:style-name="T12">Para que el jefe de mantenimiento sepa que tiene que arreglar una grieta o el de RRHH sepa que falta formación en higiene.</text:span><text:span text:style-name="T2"/></text:p>
        </text:list-item>
        <text:list-item>
          <text:p text:style-name="P84"><text:span text:style-name="T4">Otras partes interesadas</text:span><text:span text:style-name="T2"/></text:p>
        </text:list-item>
      </text:list>
      <text:p text:style-name="P82"><text:span text:style-name="T3">5. Necesidad de auditorías de seguimiento</text:span><text:span text:style-name="T2"/></text:p>
      <text:p text:style-name="P81"><text:span text:style-name="T12">A veces, un hallazgo es tan grave (ej. riesgo de </text:span><text:span text:style-name="Emphasis"><text:span text:style-name="T27">Listeria</text:span></text:span><text:span text:style-name="T12">) que el gestor decide que no basta con un papel que diga "ya lo arreglé". El gestor debe decidir si envía a un auditor de nuevo solo para comprobar ese punto específico.</text:span><text:span text:style-name="T2"/></text:p>
      <text:p text:style-name="P1"/>
      <text:p text:style-name="P30">Ejemplo práctico:<text:span text:style-name="T2"/></text:p>
      <text:p text:style-name="P6"><text:span text:style-name="T12">"Imagin</text:span><text:span text:style-name="T16">ad</text:span><text:span text:style-name="T12"> que una auditoría interna detecta que el sistema de trazabilidad digital falla. El gestor del programa (5.5.6) recibe el informe, lo aprueba, se lo envía al responsable de IT y al </text:span><text:span text:style-name="T16">g</text:span><text:span text:style-name="T12">erente, y programa una </text:span><text:span text:style-name="Strong_20_Emphasis"><text:span text:style-name="T5">visita de seguimiento </text:span></text:span><text:span text:style-name="T12">en 15 días para asegurarse de que el software ya rastrea correctamente los lotes. Si no hiciera esto, la auditoría habría sido una pérdida de tiempo y el riesgo de inocuidad seguiría ahí".</text:span><text:span text:style-name="T2"/></text:p>
      <text:p text:style-name="P35">Mensaje clave para la diapositiva:<text:span text:style-name="T2"/></text:p>
      <text:p text:style-name="P67"><text:soft-page-break/><text:span text:style-name="T25">"El apartado 5.5.6 garantiza que la auditoría tenga </text:span><text:span text:style-name="Strong_20_Emphasis"><text:span text:style-name="T11">consecuencias positivas</text:span></text:span><text:span text:style-name="T25">. Es la herramienta que transforma una No Conformidad en una mejora real para la seguridad del consumidor".</text:span><text:span text:style-name="T2"/></text:p>
      <text:p text:style-name="P67"><text:span text:style-name="Strong_20_Emphasis"><text:span text:style-name="T31">5.5.7 Gestión y conservación de los registros del programa de auditoría</text:span></text:span><text:span text:style-name="T2"/></text:p>
      <text:p text:style-name="P27"><text:span text:style-name="T12">El apartado </text:span><text:span text:style-name="Strong_20_Emphasis"><text:span text:style-name="T5">5.5.7 Gestión y conservación de los registros del programa de auditoría </text:span></text:span><text:span text:style-name="T12">es el cierre documental de todo el proceso de gestión. En el contexto </text:span><text:span text:style-name="Strong_20_Emphasis"><text:span text:style-name="T22">actual</text:span></text:span><text:span text:style-name="T12">, donde la</text:span><text:span text:style-name="T17"> </text:span><text:span text:style-name="Strong_20_Emphasis"><text:span text:style-name="T5">ISO 22000 </text:span></text:span><text:span text:style-name="T12">exige una trazabilidad total y una sólida "</text:span><text:span text:style-name="T17">c</text:span><text:span text:style-name="T12">ultura de </text:span><text:span text:style-name="T17">i</text:span><text:span text:style-name="T12">nocuidad", los registros son la prueba legal y técnica de que la empresa cumple con su deber de vigilancia.</text:span><text:span text:style-name="T2"/></text:p>
      <text:p text:style-name="P27"><text:span text:style-name="T12">La norma exige que la organización mantenga registros que demuestren que el </text:span><text:span text:style-name="T20">p</text:span><text:span text:style-name="Strong_20_Emphasis"><text:span text:style-name="T12">rograma de </text:span></text:span><text:span text:style-name="Strong_20_Emphasis"><text:span text:style-name="T20">a</text:span></text:span><text:span text:style-name="Strong_20_Emphasis"><text:span text:style-name="T12">uditoría </text:span></text:span><text:span text:style-name="T12">se ha implementado correctamente. No solo se guardan los informes finales; se guarda todo el rastro de la gestión.</text:span><text:span text:style-name="T2"/></text:p>
      <text:p text:style-name="P15"><text:span text:style-name="T38">Los registros pueden incluir lo siguiente:</text:span><text:span text:style-name="T2"/></text:p>
      <text:p text:style-name="P10"><text:span text:style-name="T51">1. Registros relacionados con el programa</text:span><text:span text:style-name="T2"/></text:p>
      <text:list xml:id="list1927035648" text:style-name="L21">
        <text:list-item>
          <text:p text:style-name="P74"><text:span text:style-name="T12">El </text:span><text:span text:style-name="Strong_20_Emphasis"><text:span text:style-name="T8">c</text:span></text:span><text:span text:style-name="Strong_20_Emphasis"><text:span text:style-name="T5">alendario </text:span></text:span><text:span text:style-name="Strong_20_Emphasis"><text:span text:style-name="T8">a</text:span></text:span><text:span text:style-name="Strong_20_Emphasis"><text:span text:style-name="T5">nual </text:span></text:span><text:span text:style-name="T12">de auditorías.</text:span><text:span text:style-name="T2"/></text:p>
        </text:list-item>
        <text:list-item>
          <text:p text:style-name="P74"><text:span text:style-name="T12">El análisis de </text:span><text:span text:style-name="Strong_20_Emphasis"><text:span text:style-name="T8">r</text:span></text:span><text:span text:style-name="Strong_20_Emphasis"><text:span text:style-name="T5">iesgos y </text:span></text:span><text:span text:style-name="Strong_20_Emphasis"><text:span text:style-name="T8">o</text:span></text:span><text:span text:style-name="Strong_20_Emphasis"><text:span text:style-name="T5">portunidades </text:span></text:span><text:span text:style-name="T12">del programa (lo que vimos en el 5.3).</text:span><text:span text:style-name="T2"/></text:p>
        </text:list-item>
        <text:list-item>
          <text:p text:style-name="P44">Las revisiones de la eficacia del programa que hace la dirección.<text:span text:style-name="T2"/></text:p>
        </text:list-item>
      </text:list>
      <text:list text:style-name="L17">
        <text:list-header>
          <text:p text:style-name="P34"><text:span text:style-name="T50">2. Registros de cada </text:span><text:span text:style-name="T51">a</text:span><text:span text:style-name="T50">uditoría </text:span><text:span text:style-name="T51">i</text:span><text:span text:style-name="T50">ndividual</text:span><text:span text:style-name="T2"/></text:p>
        </text:list-header>
      </text:list>
      <text:list xml:id="list1973175938" text:style-name="L22">
        <text:list-item>
          <text:p text:style-name="P75"><text:span text:style-name="Strong_20_Emphasis"><text:span text:style-name="T5">Planes de auditoría: </text:span></text:span><text:span text:style-name="T12">La agenda específica de cada visita.</text:span><text:span text:style-name="T2"/></text:p>
        </text:list-item>
        <text:list-item>
          <text:p text:style-name="P75"><text:span text:style-name="Strong_20_Emphasis"><text:span text:style-name="T5">Informes de auditoría: </text:span></text:span><text:span text:style-name="T12">Con sus hallazgos, evidencias y conclusiones.</text:span><text:span text:style-name="T2"/></text:p>
        </text:list-item>
        <text:list-item>
          <text:p text:style-name="P75"><text:span text:style-name="Strong_20_Emphasis"><text:span text:style-name="T5">Informes de no conformidad: </text:span></text:span><text:span text:style-name="T12">Detallando los fallos de inocuidad encontrados.</text:span><text:span text:style-name="T2"/></text:p>
        </text:list-item>
        <text:list-item>
          <text:p text:style-name="P75"><text:span text:style-name="Strong_20_Emphasis"><text:span text:style-name="T5">Informes de acciones correctivas: </text:span></text:span><text:span text:style-name="T12">La evidencia de que el problema se solucionó (ej. fotos de la nueva maquinaria o actas de re-capacitación del personal).</text:span><text:span text:style-name="T2"/></text:p>
        </text:list-item>
        <text:list-item>
          <text:p text:style-name="P76"><text:span text:style-name="Strong_20_Emphasis"><text:span text:style-name="T5">Informes de seguimiento: </text:span></text:span><text:span text:style-name="T12">Si se hizo una visita extra para verificar un punto crítico.</text:span><text:span text:style-name="T2"/></text:p>
        </text:list-item>
      </text:list>
      <text:list text:style-name="L18">
        <text:list-header>
          <text:p text:style-name="P59"><text:span text:style-name="T37">3. Registros del </text:span><text:span text:style-name="T45">e</text:span><text:span text:style-name="T37">quipo </text:span><text:span text:style-name="T45">a</text:span><text:span text:style-name="T37">uditor</text:span><text:span text:style-name="T2"/></text:p>
        </text:list-header>
      </text:list>
      <text:p text:style-name="P39">La prueba de que las personas eran las adecuadas:<text:span text:style-name="T2"/></text:p>
      <text:list xml:id="list2700313751" text:style-name="L23">
        <text:list-item>
          <text:p text:style-name="P77"><text:span text:style-name="Strong_20_Emphasis"><text:span text:style-name="T5">Evaluación de la competencia: </text:span></text:span><text:span text:style-name="T12">Títulos, certificados de cursos en APPCC, años de experiencia en el sector alimentario.</text:span><text:span text:style-name="T2"/></text:p>
        </text:list-item>
        <text:list-item>
          <text:p text:style-name="P77"><text:span text:style-name="Strong_20_Emphasis"><text:span text:style-name="T5">Criterios de selección: </text:span></text:span><text:span text:style-name="T12">Por qué se eligió a ese auditor específico para esa planta.</text:span><text:span text:style-name="T2"/></text:p>
        </text:list-item>
        <text:list-item>
          <text:p text:style-name="P77"><text:span text:style-name="Strong_20_Emphasis"><text:span text:style-name="T5">Mantenimiento de la competencia: </text:span></text:span><text:span text:style-name="T12">Registros de que el auditor se mantiene actualizado en las normativas de 2026.</text:span><text:span text:style-name="T2"/></text:p>
        </text:list-item>
      </text:list>
      <text:p text:style-name="P66"><text:span text:style-name="T48">Importancia de </text:span><text:span text:style-name="T47">5.5.7 en Seguridad Alimentaria:</text:span><text:span text:style-name="T2"/></text:p>
      <text:p text:style-name="P78"><text:span text:style-name="Strong_20_Emphasis"><text:span text:style-name="T5">Defensa </text:span></text:span><text:span text:style-name="Strong_20_Emphasis"><text:span text:style-name="T9">l</text:span></text:span><text:span text:style-name="Strong_20_Emphasis"><text:span text:style-name="T5">egal: </text:span></text:span><text:span text:style-name="T12">Ante una crisis alimentaria o una inspección de sanidad, estos registros son la prueba de que la empresa "hizo sus deberes". Demuestran que la organización detectó los fallos y los corrigió antes de que el producto llegara al consumidor.</text:span><text:span text:style-name="T2"/></text:p>
      <text:p text:style-name="P78"><text:soft-page-break/><text:span text:style-name="Strong_20_Emphasis"><text:span text:style-name="T5">Análisis de </text:span></text:span><text:span text:style-name="Strong_20_Emphasis"><text:span text:style-name="T9">t</text:span></text:span><text:span text:style-name="Strong_20_Emphasis"><text:span text:style-name="T5">endencias: </text:span></text:span><text:span text:style-name="T12">Al guardar registros de varios años, el gestor puede ver si hay un problema recurrente. </text:span><text:span text:style-name="Emphasis"><text:span text:style-name="T27">Ejemplo: </text:span></text:span><text:span text:style-name="T12">"Llevamos tres años teniendo no conformidades en el mantenimiento del techo; quizá no es un problema de limpieza, sino que necesitamos cambiar el tejado entero".</text:span><text:span text:style-name="T2"/></text:p>
      <text:p text:style-name="P58"><text:span text:style-name="T69">L</text:span><text:span text:style-name="T38">os registros son la </text:span><text:span text:style-name="Strong_20_Emphasis"><text:span text:style-name="T46">evidencia objetiva </text:span></text:span><text:span text:style-name="T38">de que el sistema de gestión de inocuidad está vivo y bajo control. En </text:span><text:span text:style-name="T44">la actualidad</text:span><text:span text:style-name="T38">, la tendencia es que estos registros sean digitales, estén protegidos contra manipulaciones y sean accesibles rápidamente en caso de una auditoría de certificación".</text:span><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27T12:33:55.215000000</meta:creation-date>
    <dc:date>2026-01-27T15:49:45.090000000</dc:date>
    <meta:editing-duration>PT3H15M30S</meta:editing-duration>
    <meta:editing-cycles>20</meta:editing-cycles>
    <meta:generator>LibreOffice/7.5.0.3$Windows_X86_64 LibreOffice_project/c21113d003cd3efa8c53188764377a8272d9d6de</meta:generator>
    <meta:document-statistic meta:table-count="0" meta:image-count="0" meta:object-count="0" meta:page-count="8" meta:paragraph-count="142" meta:word-count="2476" meta:character-count="15123" meta:non-whitespace-character-count="12832"/>
  </office:meta>
</office:document-meta>
</file>